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orphans="0" fo:widows="0"/>
      <style:text-properties fo:language="ru" fo:country="RU" officeooo:paragraph-rsid="002102f3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0" style:family="paragraph" style:parent-style-name="Standard">
      <style:text-properties officeooo:rsid="002448ef" officeooo:paragraph-rsid="002102f3"/>
    </style:style>
    <style:style style:name="P11" style:family="paragraph" style:parent-style-name="Text_20_body">
      <style:text-properties officeooo:rsid="002448ef" officeooo:paragraph-rsid="002448ef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4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15" style:family="paragraph" style:parent-style-name="Standard">
      <style:paragraph-properties fo:margin-left="0mm" fo:margin-right="0mm" fo:text-align="start" style:justify-single-word="false" fo:orphans="0" fo:widows="0" fo:text-indent="0mm" style:auto-text-indent="false"/>
      <style:text-properties style:font-name="Times New Roman" fo:font-size="14pt" style:text-underline-style="solid" style:text-underline-width="auto" style:text-underline-color="font-color" officeooo:rsid="002448ef" officeooo:paragraph-rsid="002448ef" style:font-name-asian="Calibri" style:font-size-asian="12.25pt" style:language-asian="ru" style:country-asian="RU" style:font-name-complex="Times New Roman1" style:font-size-complex="14pt"/>
    </style:style>
    <style:style style:name="P16" style:family="paragraph" style:parent-style-name="Text_20_body">
      <style:text-properties officeooo:rsid="00277842" officeooo:paragraph-rsid="00277842"/>
    </style:style>
    <style:style style:name="P17" style:family="paragraph" style:parent-style-name="Text_20_body">
      <style:text-properties officeooo:rsid="00284006" officeooo:paragraph-rsid="00284006"/>
    </style:style>
    <style:style style:name="P18" style:family="paragraph" style:parent-style-name="Text_20_body">
      <style:text-properties officeooo:rsid="00290b82" officeooo:paragraph-rsid="00290b82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290b82" officeooo:paragraph-rsid="00290b82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0304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2e7c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officeooo:rsid="002ca3d3" officeooo:paragraph-rsid="002ca3d3"/>
    </style:style>
    <style:style style:name="P23" style:family="paragraph" style:parent-style-name="Text_20_body">
      <style:text-properties style:text-underline-style="solid" style:text-underline-width="auto" style:text-underline-color="font-color" officeooo:rsid="004fa874" officeooo:paragraph-rsid="004fa874"/>
    </style:style>
    <style:style style:name="P24" style:family="paragraph" style:parent-style-name="Text_20_body">
      <style:text-properties officeooo:rsid="002b0304" officeooo:paragraph-rsid="002b0304"/>
    </style:style>
    <style:style style:name="P25" style:family="paragraph" style:parent-style-name="Text_20_body">
      <style:text-properties fo:font-weight="bold" officeooo:rsid="0036df63" officeooo:paragraph-rsid="0036df63" style:font-weight-asian="bold" style:font-weight-complex="bold"/>
    </style:style>
    <style:style style:name="P26" style:family="paragraph" style:parent-style-name="Text_20_body">
      <style:text-properties fo:font-weight="bold" officeooo:rsid="003bd2a0" officeooo:paragraph-rsid="003bd2a0" style:font-weight-asian="bold" style:font-weight-complex="bold"/>
    </style:style>
    <style:style style:name="P27" style:family="paragraph" style:parent-style-name="Text_20_body">
      <style:text-properties fo:font-weight="bold" officeooo:rsid="0044ca99" officeooo:paragraph-rsid="0044ca99" style:font-weight-asian="bold" style:font-weight-complex="bold"/>
    </style:style>
    <style:style style:name="P28" style:family="paragraph" style:parent-style-name="Text_20_body">
      <style:text-properties fo:font-weight="bold" officeooo:rsid="0049d6b7" officeooo:paragraph-rsid="0049d6b7" style:font-weight-asian="bold" style:font-weight-complex="bold"/>
    </style:style>
    <style:style style:name="P29" style:family="paragraph" style:parent-style-name="Text_20_body">
      <style:text-properties fo:font-weight="bold" officeooo:rsid="004fa874" officeooo:paragraph-rsid="004fa874" style:font-weight-asian="bold" style:font-weight-complex="bold"/>
    </style:style>
    <style:style style:name="P30" style:family="paragraph" style:parent-style-name="Text_20_body">
      <style:text-properties fo:font-weight="bold" officeooo:rsid="00501260" officeooo:paragraph-rsid="00501260" style:font-weight-asian="bold" style:font-weight-complex="bold"/>
    </style:style>
    <style:style style:name="P31" style:family="paragraph" style:parent-style-name="Text_20_body">
      <style:text-properties fo:font-weight="bold" officeooo:rsid="00508935" officeooo:paragraph-rsid="00508935" style:font-weight-asian="bold" style:font-weight-complex="bold"/>
    </style:style>
    <style:style style:name="P32" style:family="paragraph" style:parent-style-name="Text_20_body">
      <style:text-properties fo:font-weight="bold" officeooo:rsid="00569583" officeooo:paragraph-rsid="00569583" style:font-weight-asian="bold" style:font-weight-complex="bold"/>
    </style:style>
    <style:style style:name="P33" style:family="paragraph" style:parent-style-name="Text_20_body">
      <style:text-properties officeooo:rsid="0026fa59" officeooo:paragraph-rsid="002ca3d3"/>
    </style:style>
    <style:style style:name="P34" style:family="paragraph" style:parent-style-name="Text_20_body">
      <style:text-properties officeooo:rsid="002f066d" officeooo:paragraph-rsid="002f066d"/>
    </style:style>
    <style:style style:name="P35" style:family="paragraph" style:parent-style-name="Text_20_body">
      <style:text-properties officeooo:rsid="002f066d" officeooo:paragraph-rsid="002ff033"/>
    </style:style>
    <style:style style:name="P36" style:family="paragraph" style:parent-style-name="Text_20_body">
      <style:text-properties officeooo:rsid="00319621" officeooo:paragraph-rsid="0036df63"/>
    </style:style>
    <style:style style:name="P37" style:family="paragraph" style:parent-style-name="Text_20_body">
      <style:text-properties style:text-underline-style="none" fo:font-weight="bold" officeooo:rsid="00319621" officeooo:paragraph-rsid="00319621" style:font-weight-asian="bold" style:font-weight-complex="bold"/>
    </style:style>
    <style:style style:name="P38" style:family="paragraph" style:parent-style-name="Text_20_body">
      <style:text-properties style:text-underline-style="none" fo:font-weight="bold" officeooo:rsid="003359b5" officeooo:paragraph-rsid="003359b5" style:font-weight-asian="bold" style:font-weight-complex="bold"/>
    </style:style>
    <style:style style:name="P39" style:family="paragraph" style:parent-style-name="Text_20_body">
      <style:text-properties style:text-underline-style="none" officeooo:rsid="0036df63" officeooo:paragraph-rsid="0036df63"/>
    </style:style>
    <style:style style:name="P40" style:family="paragraph" style:parent-style-name="Text_20_body">
      <style:text-properties style:text-underline-style="none" officeooo:rsid="003eb1e0" officeooo:paragraph-rsid="003eb1e0"/>
    </style:style>
    <style:style style:name="P41" style:family="paragraph" style:parent-style-name="Text_20_body">
      <style:text-properties officeooo:paragraph-rsid="00358aef"/>
    </style:style>
    <style:style style:name="P42" style:family="paragraph" style:parent-style-name="Text_20_body">
      <style:text-properties officeooo:rsid="0036df63" officeooo:paragraph-rsid="0039ee97"/>
    </style:style>
    <style:style style:name="P43" style:family="paragraph" style:parent-style-name="Text_20_body">
      <style:text-properties officeooo:rsid="003899a1" officeooo:paragraph-rsid="003899a1"/>
    </style:style>
    <style:style style:name="P44" style:family="paragraph" style:parent-style-name="Text_20_body">
      <style:text-properties officeooo:rsid="0039ee97" officeooo:paragraph-rsid="0039ee97"/>
    </style:style>
    <style:style style:name="P45" style:family="paragraph" style:parent-style-name="Text_20_body">
      <style:text-properties officeooo:rsid="003bb619" officeooo:paragraph-rsid="003bb619"/>
    </style:style>
    <style:style style:name="P46" style:family="paragraph" style:parent-style-name="Text_20_body">
      <style:text-properties officeooo:rsid="003bd2a0" officeooo:paragraph-rsid="003bd2a0"/>
    </style:style>
    <style:style style:name="P47" style:family="paragraph" style:parent-style-name="Text_20_body">
      <style:text-properties officeooo:rsid="003da6ab" officeooo:paragraph-rsid="003da6ab"/>
    </style:style>
    <style:style style:name="P48" style:family="paragraph" style:parent-style-name="Text_20_body">
      <style:text-properties officeooo:rsid="003eb1e0" officeooo:paragraph-rsid="003eb1e0"/>
    </style:style>
    <style:style style:name="P49" style:family="paragraph" style:parent-style-name="Text_20_body">
      <style:text-properties officeooo:rsid="003ff142" officeooo:paragraph-rsid="003ff142"/>
    </style:style>
    <style:style style:name="P50" style:family="paragraph" style:parent-style-name="Text_20_body">
      <style:text-properties officeooo:rsid="0044ca99" officeooo:paragraph-rsid="0044ca99"/>
    </style:style>
    <style:style style:name="P51" style:family="paragraph" style:parent-style-name="Text_20_body">
      <style:text-properties officeooo:rsid="00469dfa" officeooo:paragraph-rsid="00469dfa"/>
    </style:style>
    <style:style style:name="P52" style:family="paragraph" style:parent-style-name="Text_20_body">
      <style:text-properties officeooo:rsid="00475d51" officeooo:paragraph-rsid="00475d51"/>
    </style:style>
    <style:style style:name="P53" style:family="paragraph" style:parent-style-name="Text_20_body">
      <style:text-properties officeooo:paragraph-rsid="00489304"/>
    </style:style>
    <style:style style:name="P54" style:family="paragraph" style:parent-style-name="Text_20_body">
      <style:text-properties officeooo:rsid="0049d6b7" officeooo:paragraph-rsid="0049d6b7"/>
    </style:style>
    <style:style style:name="P55" style:family="paragraph" style:parent-style-name="Text_20_body">
      <style:paragraph-properties fo:margin-left="0mm" fo:margin-right="0mm" fo:text-indent="0mm" style:auto-text-indent="false"/>
      <style:text-properties officeooo:rsid="004bbc54" officeooo:paragraph-rsid="004bbc54"/>
    </style:style>
    <style:style style:name="P56" style:family="paragraph" style:parent-style-name="Text_20_body">
      <style:text-properties officeooo:rsid="004e52d4" officeooo:paragraph-rsid="004e52d4"/>
    </style:style>
    <style:style style:name="P57" style:family="paragraph" style:parent-style-name="Text_20_body">
      <style:text-properties officeooo:rsid="00501260" officeooo:paragraph-rsid="00501260"/>
    </style:style>
    <style:style style:name="P58" style:family="paragraph" style:parent-style-name="Text_20_body">
      <style:text-properties officeooo:paragraph-rsid="00508935"/>
    </style:style>
    <style:style style:name="P59" style:family="paragraph" style:parent-style-name="Text_20_body">
      <style:text-properties officeooo:rsid="00521051" officeooo:paragraph-rsid="00521051"/>
    </style:style>
    <style:style style:name="P60" style:family="paragraph" style:parent-style-name="Text_20_body">
      <style:text-properties officeooo:rsid="003f3e49" officeooo:paragraph-rsid="00558495"/>
    </style:style>
    <style:style style:name="P61" style:family="paragraph" style:parent-style-name="Text_20_body">
      <style:text-properties officeooo:rsid="00558495" officeooo:paragraph-rsid="00558495"/>
    </style:style>
    <style:style style:name="P62" style:family="paragraph" style:parent-style-name="Text_20_body">
      <style:text-properties officeooo:rsid="0057c716" officeooo:paragraph-rsid="0057c716"/>
    </style:style>
    <style:style style:name="P63" style:family="paragraph" style:parent-style-name="Text_20_body">
      <style:text-properties officeooo:rsid="0058d593" officeooo:paragraph-rsid="0058d593"/>
    </style:style>
    <style:style style:name="P64" style:family="paragraph" style:parent-style-name="Text_20_body">
      <style:text-properties officeooo:rsid="005997c6" officeooo:paragraph-rsid="0059bf61"/>
    </style:style>
    <style:style style:name="P65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68" style:family="paragraph" style:parent-style-name="Contents_20_4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69" style:family="paragraph" style:parent-style-name="Contents_20_Heading">
      <style:paragraph-properties fo:break-before="page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2">
      <style:paragraph-properties fo:break-before="page"/>
    </style:style>
    <style:style style:name="P72" style:family="paragraph" style:parent-style-name="Heading_20_3">
      <style:text-properties officeooo:rsid="003f3e49" officeooo:paragraph-rsid="003f3e49"/>
    </style:style>
    <style:style style:name="P73" style:family="paragraph" style:parent-style-name="Heading_20_3">
      <style:text-properties officeooo:rsid="0044ca99" officeooo:paragraph-rsid="00469dfa"/>
    </style:style>
    <style:style style:name="P74" style:family="paragraph" style:parent-style-name="Heading_20_4">
      <style:text-properties officeooo:paragraph-rsid="0036df63"/>
    </style:style>
    <style:style style:name="P75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fo:language="ru" fo:country="RU" officeooo:paragraph-rsid="002102f3"/>
    </style:style>
    <style:style style:name="P76" style:family="paragraph" style:parent-style-name="Text_20_body" style:list-style-name="L1">
      <style:text-properties officeooo:rsid="00521051" officeooo:paragraph-rsid="00521051"/>
    </style:style>
    <style:style style:name="P77" style:family="paragraph" style:parent-style-name="Text_20_body" style:list-style-name="L1">
      <style:text-properties officeooo:rsid="00525ecf" officeooo:paragraph-rsid="00525ecf"/>
    </style:style>
    <style:style style:name="P78" style:family="paragraph" style:parent-style-name="Text_20_body">
      <style:text-properties style:text-underline-style="none" officeooo:rsid="00521051" officeooo:paragraph-rsid="00521051"/>
    </style:style>
    <style:style style:name="P79" style:family="paragraph" style:parent-style-name="Text_20_body" style:list-style-name="L2">
      <style:text-properties officeooo:rsid="0057c716" officeooo:paragraph-rsid="0057c716"/>
    </style:style>
    <style:style style:name="P80" style:family="paragraph" style:parent-style-name="Text_20_body">
      <style:text-properties fo:font-size="14pt" style:text-underline-style="none" fo:font-weight="normal" officeooo:rsid="00508935" officeooo:paragraph-rsid="00508935" style:font-weight-asian="normal" style:font-weight-complex="normal"/>
    </style:style>
    <style:style style:name="P81" style:family="paragraph" style:parent-style-name="Text_20_body">
      <style:text-properties officeooo:rsid="0044ca99" officeooo:paragraph-rsid="005ddbe0"/>
    </style:style>
    <style:style style:name="P82" style:family="paragraph" style:parent-style-name="Text_20_body">
      <style:text-properties officeooo:rsid="005fb5ae" officeooo:paragraph-rsid="005fd4b0"/>
    </style:style>
    <style:style style:name="P83" style:family="paragraph" style:parent-style-name="Text_20_body">
      <style:text-properties fo:font-weight="bold" officeooo:rsid="0059bf61" officeooo:paragraph-rsid="0059bf61" style:font-weight-asian="bold" style:font-weight-complex="bold"/>
    </style:style>
    <style:style style:name="P84" style:family="paragraph" style:parent-style-name="Text_20_body">
      <style:text-properties fo:font-weight="bold" officeooo:rsid="005fd4b0" officeooo:paragraph-rsid="005fd4b0" style:font-weight-asian="bold" style:font-weight-complex="bold"/>
    </style:style>
    <style:style style:name="P85" style:family="paragraph" style:parent-style-name="Text_20_body">
      <style:text-properties officeooo:rsid="00616fbc" officeooo:paragraph-rsid="00616fbc"/>
    </style:style>
    <style:style style:name="P86" style:family="paragraph" style:parent-style-name="Text_20_body">
      <style:text-properties officeooo:rsid="006653e6" officeooo:paragraph-rsid="006653e6"/>
    </style:style>
    <style:style style:name="P87" style:family="paragraph" style:parent-style-name="Text_20_body">
      <style:text-properties officeooo:rsid="006653e6" officeooo:paragraph-rsid="0066625f"/>
    </style:style>
    <style:style style:name="P88" style:family="paragraph" style:parent-style-name="Text_20_body">
      <style:text-properties officeooo:rsid="0066625f" officeooo:paragraph-rsid="0066625f"/>
    </style:style>
    <style:style style:name="P89" style:family="paragraph" style:parent-style-name="Text_20_body">
      <style:text-properties officeooo:rsid="0066625f" officeooo:paragraph-rsid="006785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officeooo:rsid="002102f3"/>
    </style:style>
    <style:style style:name="T4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226d49"/>
    </style:style>
    <style:style style:name="T8" style:family="text">
      <style:text-properties officeooo:rsid="0025fcf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84006"/>
    </style:style>
    <style:style style:name="T11" style:family="text">
      <style:text-properties style:text-underline-style="solid" style:text-underline-width="auto" style:text-underline-color="font-color" officeooo:rsid="00277842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29dd1a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ca3d3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2ff033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359b5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6df63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3bb619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508935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3359b5"/>
    </style:style>
    <style:style style:name="T21" style:family="text">
      <style:text-properties style:text-underline-style="solid" style:text-underline-width="auto" style:text-underline-color="font-color" officeooo:rsid="0029dd1a"/>
    </style:style>
    <style:style style:name="T22" style:family="text">
      <style:text-properties style:text-underline-style="solid" style:text-underline-width="auto" style:text-underline-color="font-color" officeooo:rsid="00342512"/>
    </style:style>
    <style:style style:name="T23" style:family="text">
      <style:text-properties style:text-underline-style="solid" style:text-underline-width="auto" style:text-underline-color="font-color" officeooo:rsid="00358aef"/>
    </style:style>
    <style:style style:name="T24" style:family="text">
      <style:text-properties style:text-underline-style="solid" style:text-underline-width="auto" style:text-underline-color="font-color" officeooo:rsid="0036df63"/>
    </style:style>
    <style:style style:name="T25" style:family="text">
      <style:text-properties style:text-underline-style="solid" style:text-underline-width="auto" style:text-underline-color="font-color" officeooo:rsid="003899a1"/>
    </style:style>
    <style:style style:name="T26" style:family="text">
      <style:text-properties style:text-underline-style="solid" style:text-underline-width="auto" style:text-underline-color="font-color" officeooo:rsid="0039ee97"/>
    </style:style>
    <style:style style:name="T27" style:family="text">
      <style:text-properties style:text-underline-style="solid" style:text-underline-width="auto" style:text-underline-color="font-color" officeooo:rsid="003af330"/>
    </style:style>
    <style:style style:name="T28" style:family="text">
      <style:text-properties style:text-underline-style="solid" style:text-underline-width="auto" style:text-underline-color="font-color" officeooo:rsid="003bb619"/>
    </style:style>
    <style:style style:name="T29" style:family="text">
      <style:text-properties style:text-underline-style="solid" style:text-underline-width="auto" style:text-underline-color="font-color" officeooo:rsid="003d6170"/>
    </style:style>
    <style:style style:name="T30" style:family="text">
      <style:text-properties style:text-underline-style="solid" style:text-underline-width="auto" style:text-underline-color="font-color" officeooo:rsid="00461274"/>
    </style:style>
    <style:style style:name="T31" style:family="text">
      <style:text-properties style:text-underline-style="solid" style:text-underline-width="auto" style:text-underline-color="font-color" officeooo:rsid="00489304"/>
    </style:style>
    <style:style style:name="T32" style:family="text">
      <style:text-properties style:text-underline-style="solid" style:text-underline-width="auto" style:text-underline-color="font-color" officeooo:rsid="004b83c5"/>
    </style:style>
    <style:style style:name="T33" style:family="text">
      <style:text-properties style:text-underline-style="solid" style:text-underline-width="auto" style:text-underline-color="font-color" officeooo:rsid="004c5c63"/>
    </style:style>
    <style:style style:name="T34" style:family="text">
      <style:text-properties style:text-underline-style="solid" style:text-underline-width="auto" style:text-underline-color="font-color" officeooo:rsid="00508935"/>
    </style:style>
    <style:style style:name="T35" style:family="text">
      <style:text-properties style:text-underline-style="solid" style:text-underline-width="auto" style:text-underline-color="font-color" officeooo:rsid="00521051"/>
    </style:style>
    <style:style style:name="T36" style:family="text">
      <style:text-properties style:text-underline-style="solid" style:text-underline-width="auto" style:text-underline-color="font-color" officeooo:rsid="00569583"/>
    </style:style>
    <style:style style:name="T37" style:family="text">
      <style:text-properties style:text-underline-style="solid" style:text-underline-width="auto" style:text-underline-color="font-color" officeooo:rsid="0057c716"/>
    </style:style>
    <style:style style:name="T38" style:family="text">
      <style:text-properties style:text-underline-style="solid" style:text-underline-width="auto" style:text-underline-color="font-color" officeooo:rsid="005997c6"/>
    </style:style>
    <style:style style:name="T39" style:family="text">
      <style:text-properties style:text-underline-style="solid" style:text-underline-width="auto" style:text-underline-color="font-color" officeooo:rsid="005d429a"/>
    </style:style>
    <style:style style:name="T40" style:family="text">
      <style:text-properties style:text-underline-style="solid" style:text-underline-width="auto" style:text-underline-color="font-color" officeooo:rsid="005fb5ae"/>
    </style:style>
    <style:style style:name="T41" style:family="text">
      <style:text-properties style:text-underline-style="solid" style:text-underline-width="auto" style:text-underline-color="font-color" officeooo:rsid="005fd4b0"/>
    </style:style>
    <style:style style:name="T42" style:family="text">
      <style:text-properties style:text-underline-style="solid" style:text-underline-width="auto" style:text-underline-color="font-color" officeooo:rsid="0066625f"/>
    </style:style>
    <style:style style:name="T43" style:family="text">
      <style:text-properties style:text-underline-style="solid" style:text-underline-width="auto" style:text-underline-color="font-color" officeooo:rsid="00678588"/>
    </style:style>
    <style:style style:name="T44" style:family="text">
      <style:text-properties style:text-underline-style="solid" style:text-underline-width="auto" style:text-underline-color="font-color" officeooo:rsid="0068197e"/>
    </style:style>
    <style:style style:name="T45" style:family="text">
      <style:text-properties officeooo:rsid="00277842"/>
    </style:style>
    <style:style style:name="T46" style:family="text">
      <style:text-properties officeooo:rsid="00284006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0284006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style:text-underline-style="none" fo:font-weight="normal" officeooo:rsid="0029dd1a" style:font-weight-asian="normal" style:font-weight-complex="normal"/>
    </style:style>
    <style:style style:name="T51" style:family="text">
      <style:text-properties style:text-underline-style="none" fo:font-weight="normal" officeooo:rsid="002b0304" style:font-weight-asian="normal" style:font-weight-complex="normal"/>
    </style:style>
    <style:style style:name="T52" style:family="text">
      <style:text-properties style:text-underline-style="none" fo:font-weight="normal" officeooo:rsid="002b2e7c" style:font-weight-asian="normal" style:font-weight-complex="normal"/>
    </style:style>
    <style:style style:name="T53" style:family="text">
      <style:text-properties style:text-underline-style="none" fo:font-weight="normal" officeooo:rsid="002ca3d3" style:font-weight-asian="normal" style:font-weight-complex="normal"/>
    </style:style>
    <style:style style:name="T54" style:family="text">
      <style:text-properties style:text-underline-style="none" fo:font-weight="normal" officeooo:rsid="002f066d" style:font-weight-asian="normal" style:font-weight-complex="normal"/>
    </style:style>
    <style:style style:name="T55" style:family="text">
      <style:text-properties style:text-underline-style="none" fo:font-weight="normal" officeooo:rsid="002ff033" style:font-weight-asian="normal" style:font-weight-complex="normal"/>
    </style:style>
    <style:style style:name="T56" style:family="text">
      <style:text-properties style:text-underline-style="none" fo:font-weight="normal" officeooo:rsid="00319621" style:font-weight-asian="normal" style:font-weight-complex="normal"/>
    </style:style>
    <style:style style:name="T57" style:family="text">
      <style:text-properties style:text-underline-style="none" fo:font-weight="normal" officeooo:rsid="00508935" style:font-weight-asian="normal" style:font-weight-complex="normal"/>
    </style:style>
    <style:style style:name="T58" style:family="text">
      <style:text-properties style:text-underline-style="none" fo:font-weight="normal" officeooo:rsid="0061814b" style:font-weight-asian="normal" style:font-weight-complex="normal"/>
    </style:style>
    <style:style style:name="T59" style:family="text">
      <style:text-properties style:text-underline-style="none" fo:font-weight="bold" style:font-weight-asian="bold" style:font-weight-complex="bold"/>
    </style:style>
    <style:style style:name="T60" style:family="text">
      <style:text-properties style:text-underline-style="none" fo:font-weight="bold" officeooo:rsid="00358aef" style:font-weight-asian="bold" style:font-weight-complex="bold"/>
    </style:style>
    <style:style style:name="T61" style:family="text">
      <style:text-properties style:text-underline-style="none" officeooo:rsid="002b0304"/>
    </style:style>
    <style:style style:name="T62" style:family="text">
      <style:text-properties style:text-underline-style="none" officeooo:rsid="002b2e7c"/>
    </style:style>
    <style:style style:name="T63" style:family="text">
      <style:text-properties style:text-underline-style="none" officeooo:rsid="0029dd1a"/>
    </style:style>
    <style:style style:name="T64" style:family="text">
      <style:text-properties style:text-underline-style="none" officeooo:rsid="003359b5"/>
    </style:style>
    <style:style style:name="T65" style:family="text">
      <style:text-properties style:text-underline-style="none" officeooo:rsid="00342512"/>
    </style:style>
    <style:style style:name="T66" style:family="text">
      <style:text-properties style:text-underline-style="none" officeooo:rsid="00358aef"/>
    </style:style>
    <style:style style:name="T67" style:family="text">
      <style:text-properties style:text-underline-style="none" officeooo:rsid="0036df63"/>
    </style:style>
    <style:style style:name="T68" style:family="text">
      <style:text-properties style:text-underline-style="none" officeooo:rsid="0039ee97"/>
    </style:style>
    <style:style style:name="T69" style:family="text">
      <style:text-properties style:text-underline-style="none" officeooo:rsid="003af330"/>
    </style:style>
    <style:style style:name="T70" style:family="text">
      <style:text-properties style:text-underline-style="none" officeooo:rsid="003bb619"/>
    </style:style>
    <style:style style:name="T71" style:family="text">
      <style:text-properties style:text-underline-style="none" officeooo:rsid="003bd2a0"/>
    </style:style>
    <style:style style:name="T72" style:family="text">
      <style:text-properties style:text-underline-style="none" officeooo:rsid="003d6170"/>
    </style:style>
    <style:style style:name="T73" style:family="text">
      <style:text-properties style:text-underline-style="none" officeooo:rsid="003ff142"/>
    </style:style>
    <style:style style:name="T74" style:family="text">
      <style:text-properties style:text-underline-style="none" officeooo:rsid="00461274"/>
    </style:style>
    <style:style style:name="T75" style:family="text">
      <style:text-properties style:text-underline-style="none" officeooo:rsid="00469dfa"/>
    </style:style>
    <style:style style:name="T76" style:family="text">
      <style:text-properties style:text-underline-style="none" officeooo:rsid="00475d51"/>
    </style:style>
    <style:style style:name="T77" style:family="text">
      <style:text-properties style:text-underline-style="none" officeooo:rsid="004b83c5"/>
    </style:style>
    <style:style style:name="T78" style:family="text">
      <style:text-properties style:text-underline-style="none" officeooo:rsid="004c5c63"/>
    </style:style>
    <style:style style:name="T79" style:family="text">
      <style:text-properties style:text-underline-style="none" officeooo:rsid="00508935"/>
    </style:style>
    <style:style style:name="T80" style:family="text">
      <style:text-properties style:text-underline-style="none" officeooo:rsid="00521051"/>
    </style:style>
    <style:style style:name="T81" style:family="text">
      <style:text-properties style:text-underline-style="none" officeooo:rsid="0057c716"/>
    </style:style>
    <style:style style:name="T82" style:family="text">
      <style:text-properties style:text-underline-style="none" officeooo:rsid="005997c6"/>
    </style:style>
    <style:style style:name="T83" style:family="text">
      <style:text-properties style:text-underline-style="none" officeooo:rsid="005bda0b"/>
    </style:style>
    <style:style style:name="T84" style:family="text">
      <style:text-properties style:text-underline-style="none" officeooo:rsid="005d429a"/>
    </style:style>
    <style:style style:name="T85" style:family="text">
      <style:text-properties style:text-underline-style="none" officeooo:rsid="005fd4b0"/>
    </style:style>
    <style:style style:name="T86" style:family="text">
      <style:text-properties style:text-underline-style="none" officeooo:rsid="00616fbc"/>
    </style:style>
    <style:style style:name="T87" style:family="text">
      <style:text-properties style:text-underline-style="none" officeooo:rsid="0061814b"/>
    </style:style>
    <style:style style:name="T88" style:family="text">
      <style:text-properties style:text-underline-style="none" officeooo:rsid="0066625f"/>
    </style:style>
    <style:style style:name="T89" style:family="text">
      <style:text-properties style:text-underline-style="none" officeooo:rsid="00678588"/>
    </style:style>
    <style:style style:name="T90" style:family="text">
      <style:text-properties style:text-underline-style="none" officeooo:rsid="0068197e"/>
    </style:style>
    <style:style style:name="T91" style:family="text">
      <style:text-properties officeooo:rsid="00290b82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2b2e7c" style:font-weight-asian="normal" style:font-weight-complex="normal"/>
    </style:style>
    <style:style style:name="T94" style:family="text">
      <style:text-properties fo:font-weight="normal" officeooo:rsid="003359b5" style:font-weight-asian="normal" style:font-weight-complex="normal"/>
    </style:style>
    <style:style style:name="T95" style:family="text">
      <style:text-properties officeooo:rsid="0029dd1a"/>
    </style:style>
    <style:style style:name="T96" style:family="text">
      <style:text-properties officeooo:rsid="00319621"/>
    </style:style>
    <style:style style:name="T97" style:family="text">
      <style:text-properties fo:font-size="14pt" style:text-underline-style="none"/>
    </style:style>
    <style:style style:name="T98" style:family="text">
      <style:text-properties fo:font-size="14pt" style:text-underline-style="none" fo:font-weight="normal" style:font-weight-asian="normal" style:font-weight-complex="normal"/>
    </style:style>
    <style:style style:name="T99" style:family="text">
      <style:text-properties fo:font-size="14pt" style:text-underline-style="none" fo:font-weight="normal" officeooo:rsid="00358aef" style:font-weight-asian="normal" style:font-weight-complex="normal"/>
    </style:style>
    <style:style style:name="T100" style:family="text">
      <style:text-properties fo:font-size="14pt" style:text-underline-style="none" fo:font-weight="normal" officeooo:rsid="003899a1" style:font-weight-asian="normal" style:font-weight-complex="normal"/>
    </style:style>
    <style:style style:name="T101" style:family="text">
      <style:text-properties fo:font-size="14pt" style:text-underline-style="none" fo:font-weight="normal" officeooo:rsid="00461274" style:font-weight-asian="normal" style:font-weight-complex="normal"/>
    </style:style>
    <style:style style:name="T102" style:family="text">
      <style:text-properties fo:font-size="14pt" style:text-underline-style="none" fo:font-weight="normal" officeooo:rsid="004b83c5" style:font-weight-asian="normal" style:font-weight-complex="normal"/>
    </style:style>
    <style:style style:name="T103" style:family="text">
      <style:text-properties fo:font-size="14pt" style:text-underline-style="none" fo:font-weight="bold" style:font-weight-asian="bold" style:font-weight-complex="bold"/>
    </style:style>
    <style:style style:name="T104" style:family="text">
      <style:text-properties fo:font-size="14pt" style:text-underline-style="none" fo:font-weight="bold" officeooo:rsid="00358aef" style:font-weight-asian="bold" style:font-weight-complex="bold"/>
    </style:style>
    <style:style style:name="T105" style:family="text">
      <style:text-properties fo:font-size="14pt" style:text-underline-style="none" officeooo:rsid="00358aef"/>
    </style:style>
    <style:style style:name="T106" style:family="text">
      <style:text-properties fo:font-size="14pt" style:text-underline-style="none" officeooo:rsid="003899a1"/>
    </style:style>
    <style:style style:name="T107" style:family="text">
      <style:text-properties fo:font-size="14pt" style:text-underline-style="none" officeooo:rsid="00461274"/>
    </style:style>
    <style:style style:name="T108" style:family="text">
      <style:text-properties fo:font-size="14pt" style:text-underline-style="none" officeooo:rsid="004b83c5"/>
    </style:style>
    <style:style style:name="T109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110" style:family="text">
      <style:text-properties fo:font-size="14pt" style:text-underline-style="solid" style:text-underline-width="auto" style:text-underline-color="font-color" fo:font-weight="normal" officeooo:rsid="003899a1" style:font-weight-asian="normal" style:font-weight-complex="normal"/>
    </style:style>
    <style:style style:name="T111" style:family="text">
      <style:text-properties officeooo:rsid="0036df63"/>
    </style:style>
    <style:style style:name="T112" style:family="text">
      <style:text-properties officeooo:rsid="003bb619"/>
    </style:style>
    <style:style style:name="T113" style:family="text">
      <style:text-properties officeooo:rsid="003da6ab"/>
    </style:style>
    <style:style style:name="T114" style:family="text">
      <style:text-properties officeooo:rsid="003ff142"/>
    </style:style>
    <style:style style:name="T115" style:family="text">
      <style:text-properties officeooo:rsid="00461274"/>
    </style:style>
    <style:style style:name="T116" style:family="text">
      <style:text-properties officeooo:rsid="00489304"/>
    </style:style>
    <style:style style:name="T117" style:family="text">
      <style:text-properties officeooo:rsid="004c5c63"/>
    </style:style>
    <style:style style:name="T118" style:family="text">
      <style:text-properties officeooo:rsid="004fa874"/>
    </style:style>
    <style:style style:name="T119" style:family="text">
      <style:text-properties officeooo:rsid="00508935"/>
    </style:style>
    <style:style style:name="T120" style:family="text">
      <style:text-properties officeooo:rsid="00525ecf"/>
    </style:style>
    <style:style style:name="T121" style:family="text">
      <style:text-properties officeooo:rsid="005340fa"/>
    </style:style>
    <style:style style:name="T122" style:family="text">
      <style:text-properties officeooo:rsid="005351ca"/>
    </style:style>
    <style:style style:name="T123" style:family="text">
      <style:text-properties officeooo:rsid="00558495"/>
    </style:style>
    <style:style style:name="T124" style:family="text">
      <style:text-properties officeooo:rsid="00569583"/>
    </style:style>
    <style:style style:name="T125" style:family="text">
      <style:text-properties officeooo:rsid="0057c716"/>
    </style:style>
    <style:style style:name="T126" style:family="text">
      <style:text-properties officeooo:rsid="005997c6"/>
    </style:style>
    <style:style style:name="T127" style:family="text">
      <style:text-properties officeooo:rsid="0059bf61"/>
    </style:style>
    <style:style style:name="T128" style:family="text">
      <style:text-properties officeooo:rsid="005d429a"/>
    </style:style>
    <style:style style:name="T129" style:family="text">
      <style:text-properties officeooo:rsid="005ddbe0"/>
    </style:style>
    <style:style style:name="T130" style:family="text">
      <style:text-properties officeooo:rsid="005fb5ae"/>
    </style:style>
    <style:style style:name="T131" style:family="text">
      <style:text-properties officeooo:rsid="00616fbc"/>
    </style:style>
    <style:style style:name="T132" style:family="text">
      <style:text-properties officeooo:rsid="0062158e"/>
    </style:style>
    <style:style style:name="T133" style:family="text">
      <style:text-properties officeooo:rsid="0062d98f"/>
    </style:style>
    <style:style style:name="T134" style:family="text">
      <style:text-properties officeooo:rsid="0066625f"/>
    </style:style>
    <style:style style:name="T135" style:family="text">
      <style:text-properties officeooo:rsid="00678588"/>
    </style:style>
    <style:style style:name="T136" style:family="text">
      <style:text-properties officeooo:rsid="0068197e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МИНИСТЕРСТВО НАУКИ И ВЫСШЕГО ОБРАЗОВАНИЯ РФ</text:p>
      <text:p text:style-name="P4">ФЕДЕРАЛЬНОЕ ГОСУДАРСТВЕННОЕ АВТОНОМНОЕ ОБРАЗОВАТЕЛЬНОЕ УЧРЕЖДЕНИЕ ВЫСШЕГО ОБРАЗОВАНИЯ</text:p>
      <text:p text:style-name="P4">“НОВОСИБИРСКИЙ НАЦИОНАЛЬНЫЙ ИССЛЕДОВАТЕЛЬСКИЙ ГОСУДАРСТВЕННЫЙ УНИВЕРСИТЕТ”</text:p>
      <text:p text:style-name="P4">(НОВОСИБИРСКИЙ ГОСУДАРСТВ<text:span text:style-name="T7">Е</text:span>ННЫЙ УНИВЕРСИТЕТ, НГУ)</text:p>
      <text:p text:style-name="P4"/>
      <text:p text:style-name="P4">Факультет информационных технологий</text:p>
      <text:p text:style-name="P4">Кафедра систем информатики</text:p>
      <text:p text:style-name="P4"/>
      <text:p text:style-name="P4">Направление подготовки 09.03.01 Информатика и вычислительная техника</text:p>
      <text:p text:style-name="P4">Направленность (профиль): Компьютерные науки и системотехника</text:p>
      <text:p text:style-name="P4"/>
      <text:p text:style-name="P8">ВЫПУСКНАЯ КВАЛИФИКАЦИОННАЯ РАБОТА БАКАЛАВРА</text:p>
      <text:p text:style-name="P4"/>
      <text:p text:style-name="P4"><text:span text:style-name="T2">Савченко</text:span><text:span text:style-name="T1"> </text:span><text:span text:style-name="T2">Егора Владимировича</text:span></text:p>
      <text:p text:style-name="P4"/>
      <text:p text:style-name="P5">Тема работы: </text:p>
      <text:p text:style-name="P4"/>
      <text:p text:style-name="P12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“К защите допущен”</text:p>
            <text:p text:style-name="P6">Заведующий кафедрой: систем информатики</text:p>
            <text:p text:style-name="P6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9">Руководитель ВКР</text:p>
            <text:p text:style-name="P6">ученая степень, звание: <text:span text:style-name="T6"><text:s/></text:span><text:span text:style-name="T5">к.ф-м.н</text:span></text:p>
            <text:p text:style-name="P6">должность, место работы в НГУ:<text:span text:style-name="T6"> </text:span><text:span text:style-name="T4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6">Лаврентьев Михаил Михайлович / __________</text:p>
            <text:p text:style-name="P13">(ФИО) / (подпись)</text:p>
            <text:p text:style-name="P14">“_____”____________ 2024г.</text:p>
          </table:table-cell>
          <table:table-cell table:style-name="Таблица1.A1" office:value-type="string">
            <text:p text:style-name="P7"><text:span text:style-name="T3">Мигинский</text:span> <text:span text:style-name="T3">Денис Сергеевич </text:span>/ </text:p>
            <text:p text:style-name="P7">___________</text:p>
            <text:p text:style-name="P13">(ФИО) / (подпись)</text:p>
            <text:p text:style-name="P14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3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4" office:value-type="string">
            <text:p text:style-name="P3"/>
          </table:table-cell>
        </table:table-row>
      </table:table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9">Оглавление</text:p>
          </text:index-title>
          <text:p text:style-name="P65"><text:a xlink:type="simple" xlink:href="#__RefHeading___Toc1149_1458253492" text:style-name="Index_20_Link" text:visited-style-name="Index_20_Link">ВВЕДЕНИЕ<text:tab/>3</text:a></text:p>
          <text:p text:style-name="P65"><text:a xlink:type="simple" xlink:href="#__RefHeading___Toc193_196251381" text:style-name="Index_20_Link" text:visited-style-name="Index_20_Link">ГЛАВА 1.<text:tab/>4</text:a></text:p>
          <text:p text:style-name="P65"><text:a xlink:type="simple" xlink:href="#__RefHeading___Toc195_196251381" text:style-name="Index_20_Link" text:visited-style-name="Index_20_Link">ГЛАВА 2. РЕАЛИЗАЦИЯ<text:tab/>5</text:a></text:p>
          <text:p text:style-name="P66"><text:a xlink:type="simple" xlink:href="#__RefHeading___Toc965_2256393911" text:style-name="Index_20_Link" text:visited-style-name="Index_20_Link">2.1 Инструменты реализации<text:tab/>6</text:a></text:p>
          <text:p text:style-name="P67"><text:a xlink:type="simple" xlink:href="#__RefHeading___Toc967_2256393911" text:style-name="Index_20_Link" text:visited-style-name="Index_20_Link">2.1.1 Обоснование<text:tab/>6</text:a></text:p>
          <text:p text:style-name="P67"><text:a xlink:type="simple" xlink:href="#__RefHeading___Toc969_2256393911" text:style-name="Index_20_Link" text:visited-style-name="Index_20_Link">2.1.2 Поддержка<text:tab/>6</text:a></text:p>
          <text:p text:style-name="P67"><text:a xlink:type="simple" xlink:href="#__RefHeading___Toc971_2256393911" text:style-name="Index_20_Link" text:visited-style-name="Index_20_Link">2.1.3 Расширяемость<text:tab/>6</text:a></text:p>
          <text:p text:style-name="P67"><text:a xlink:type="simple" xlink:href="#__RefHeading___Toc980_22563939111" text:style-name="Index_20_Link" text:visited-style-name="Index_20_Link">2.1.4 Развертывание системы<text:tab/>6</text:a></text:p>
          <text:p text:style-name="P66"><text:a xlink:type="simple" xlink:href="#__RefHeading___Toc978_2256393911" text:style-name="Index_20_Link" text:visited-style-name="Index_20_Link">2.2 Архитектура<text:tab/>8</text:a></text:p>
          <text:p text:style-name="P67"><text:a xlink:type="simple" xlink:href="#__RefHeading___Toc980_2256393911" text:style-name="Index_20_Link" text:visited-style-name="Index_20_Link">2.2.1 Концептуальное представление модуля обработки<text:tab/>8</text:a></text:p>
          <text:p text:style-name="P67"><text:a xlink:type="simple" xlink:href="#__RefHeading___Toc982_2256393911" text:style-name="Index_20_Link" text:visited-style-name="Index_20_Link">2.2.2 Чтение данных<text:tab/>8</text:a></text:p>
          <text:p text:style-name="P67"><text:a xlink:type="simple" xlink:href="#__RefHeading___Toc984_2256393911" text:style-name="Index_20_Link" text:visited-style-name="Index_20_Link">2.2.3 Структуры отображения данных<text:tab/>9</text:a></text:p>
          <text:p text:style-name="P68"><text:a xlink:type="simple" xlink:href="#__RefHeading___Toc1331_1340521475" text:style-name="Index_20_Link" text:visited-style-name="Index_20_Link">2.2.3.1 Таблицы<text:tab/>9</text:a></text:p>
          <text:p text:style-name="P68"><text:a xlink:type="simple" xlink:href="#__RefHeading___Toc1333_1340521475" text:style-name="Index_20_Link" text:visited-style-name="Index_20_Link">2.2.3.2 Индексы<text:tab/>9</text:a></text:p>
          <text:p text:style-name="P67"><text:a xlink:type="simple" xlink:href="#__RefHeading___Toc986_2256393911" text:style-name="Index_20_Link" text:visited-style-name="Index_20_Link">2.2.4 Библиотеки<text:tab/>9</text:a></text:p>
          <text:p text:style-name="P67"><text:a xlink:type="simple" xlink:href="#__RefHeading___Toc988_2256393911" text:style-name="Index_20_Link" text:visited-style-name="Index_20_Link">2.2.5 Интерфейс взаимодействия с клиентом системы<text:tab/>10</text:a></text:p>
          <text:p text:style-name="P66"><text:a xlink:type="simple" xlink:href="#__RefHeading___Toc990_2256393911" text:style-name="Index_20_Link" text:visited-style-name="Index_20_Link">2.3 Операции над данными<text:tab/>11</text:a></text:p>
          <text:p text:style-name="P67"><text:a xlink:type="simple" xlink:href="#__RefHeading___Toc992_2256393911" text:style-name="Index_20_Link" text:visited-style-name="Index_20_Link">2.3.1 Операции<text:tab/>11</text:a></text:p>
          <text:p text:style-name="P66"><text:a xlink:type="simple" xlink:href="#__RefHeading___Toc957_2256393911" text:style-name="Index_20_Link" text:visited-style-name="Index_20_Link">2.4 Значения<text:tab/>12</text:a></text:p>
          <text:p text:style-name="P67"><text:a xlink:type="simple" xlink:href="#__RefHeading___Toc994_2256393911" text:style-name="Index_20_Link" text:visited-style-name="Index_20_Link">2.4.1 Типы данных<text:tab/>12</text:a></text:p>
          <text:p text:style-name="P67"><text:a xlink:type="simple" xlink:href="#__RefHeading___Toc996_2256393911" text:style-name="Index_20_Link" text:visited-style-name="Index_20_Link">2.4.2 Полиморфизм типов<text:tab/>13</text:a></text:p>
          <text:p text:style-name="P66"><text:a xlink:type="simple" xlink:href="#__RefHeading___Toc683_196251381" text:style-name="Index_20_Link" text:visited-style-name="Index_20_Link">2.5 Выражение<text:tab/>14</text:a></text:p>
          <text:p text:style-name="P67"><text:a xlink:type="simple" xlink:href="#__RefHeading___Toc273_3727507447" text:style-name="Index_20_Link" text:visited-style-name="Index_20_Link">2.5.1 Обработка выражений<text:tab/>14</text:a></text:p>
          <text:p text:style-name="P68"><text:a xlink:type="simple" xlink:href="#__RefHeading___Toc273_37275074471" text:style-name="Index_20_Link" text:visited-style-name="Index_20_Link">2.5.1.1 Проверка на корректность<text:tab/>15</text:a></text:p>
          <text:p text:style-name="P68"><text:a xlink:type="simple" xlink:href="#__RefHeading___Toc273_372750744711" text:style-name="Index_20_Link" text:visited-style-name="Index_20_Link">2.5.1.2 Проверка на зависимость от контекста<text:tab/>15</text:a></text:p>
          <text:p text:style-name="P68"><text:a xlink:type="simple" xlink:href="#__RefHeading___Toc273_3727507447111" text:style-name="Index_20_Link" text:visited-style-name="Index_20_Link">2.5.1.3 Внедрение данных<text:tab/>15</text:a></text:p>
          <text:p text:style-name="P68"><text:a xlink:type="simple" xlink:href="#__RefHeading___Toc273_37275074471111" text:style-name="Index_20_Link" text:visited-style-name="Index_20_Link">2.5.1.4 Вычисление выражений<text:tab/>15</text:a></text:p>
          <text:p text:style-name="P67"><text:a xlink:type="simple" xlink:href="#__RefHeading___Toc273_372750744711111" text:style-name="Index_20_Link" text:visited-style-name="Index_20_Link">2.5.2 Обработка подзапросов<text:tab/>16</text:a></text:p>
          <text:p text:style-name="P66"><text:a xlink:type="simple" xlink:href="#__RefHeading___Toc998_2256393911" text:style-name="Index_20_Link" text:visited-style-name="Index_20_Link">2.6 Индексирование данных<text:tab/>17</text:a></text:p>
          <text:p text:style-name="P66"><text:a xlink:type="simple" xlink:href="#__RefHeading___Toc1000_2256393911" text:style-name="Index_20_Link" text:visited-style-name="Index_20_Link">2.7 Ленивость<text:tab/>18</text:a></text:p>
          <text:p text:style-name="P66"><text:a xlink:type="simple" xlink:href="#__RefHeading___Toc1002_2256393911" text:style-name="Index_20_Link" text:visited-style-name="Index_20_Link">2.8 Кеширование запросов<text:tab/>19</text:a></text:p>
          <text:p text:style-name="P66"><text:a xlink:type="simple" xlink:href="#__RefHeading___Toc1335_1340521475" text:style-name="Index_20_Link" text:visited-style-name="Index_20_Link">2.9 Оценка сложности<text:tab/>20</text:a></text:p>
          <text:p text:style-name="P66"><text:a xlink:type="simple" xlink:href="#__RefHeading___Toc1701_770649681" text:style-name="Index_20_Link" text:visited-style-name="Index_20_Link">2.10 Обработка ошибок пользователя<text:tab/>21</text:a></text:p>
          <text:p text:style-name="P67"><text:a xlink:type="simple" xlink:href="#__RefHeading___Toc1775_770649681" text:style-name="Index_20_Link" text:visited-style-name="Index_20_Link">2.10.1 Структурные ошибки<text:tab/>21</text:a></text:p>
          <text:p text:style-name="P67"><text:a xlink:type="simple" xlink:href="#__RefHeading___Toc1777_770649681" text:style-name="Index_20_Link" text:visited-style-name="Index_20_Link">2.10.2 Семантические ошибки<text:tab/>21</text:a></text:p>
          <text:p text:style-name="P65"><text:a xlink:type="simple" xlink:href="#__RefHeading___Toc1151_1458253492" text:style-name="Index_20_Link" text:visited-style-name="Index_20_Link">ЗАКЛЮЧЕНИЕ<text:tab/>23</text:a></text:p>
          <text:p text:style-name="P65"><text:a xlink:type="simple" xlink:href="#__RefHeading___Toc1153_1458253492" text:style-name="Index_20_Link" text:visited-style-name="Index_20_Link">ИСТОЧНИКИ<text:tab/>24</text:a></text:p>
          <text:p text:style-name="P65"><text:a xlink:type="simple" xlink:href="#__RefHeading___Toc1155_1458253492" text:style-name="Index_20_Link" text:visited-style-name="Index_20_Link">ГЛОССАРИЙ<text:tab/>25</text:a></text:p>
          <text:p text:style-name="P65"><text:a xlink:type="simple" xlink:href="#__RefHeading___Toc1157_1458253492" text:style-name="Index_20_Link" text:visited-style-name="Index_20_Link">ПРИЛОЖЕНИЕ<text:tab/>28</text:a></text:p>
        </text:index-body>
      </text:table-of-content>
      <text:p text:style-name="P15"/>
      <text:h text:style-name="P70" text:outline-level="1"><text:bookmark-start text:name="__RefHeading___Toc1149_1458253492"/>ВВЕДЕНИЕ<text:bookmark-end text:name="__RefHeading___Toc1149_1458253492"/></text:h>
      <text:p text:style-name="Text_20_body"/>
      <text:h text:style-name="P70" text:outline-level="1"><text:bookmark-start text:name="__RefHeading___Toc193_196251381"/>ГЛАВА 1.<text:bookmark-end text:name="__RefHeading___Toc193_196251381"/></text:h>
      <text:p text:style-name="P11"/>
      <text:h text:style-name="P70" text:outline-level="1"><text:bookmark-start text:name="__RefHeading___Toc195_196251381"/>ГЛАВА 2. РЕАЛИЗАЦИЯ<text:bookmark-end text:name="__RefHeading___Toc195_196251381"/></text:h>
      <text:p text:style-name="P11"/>
      <text:h text:style-name="P71" text:outline-level="2"><text:bookmark-start text:name="__RefHeading___Toc965_2256393911"/>2.1 Инструменты реализации<text:bookmark-end text:name="__RefHeading___Toc965_2256393911"/></text:h>
      <text:p text:style-name="P50">В качестве основного инструмента реализации было принято решение использовать язык java.</text:p>
      <text:h text:style-name="P72" text:outline-level="3"><text:bookmark-start text:name="__RefHeading___Toc967_2256393911"/>2.1.1 Обоснование<text:bookmark-end text:name="__RefHeading___Toc967_2256393911"/></text:h>
      <text:p text:style-name="P81"><text:s/><text:span text:style-name="T129">Это решение обусловлено наличием строгой типизации, объектно ориентированной природой языка, а также сравнительно высокой производительностью, относительно трудозатрат в написании кода. Кроме вышеперечисленных плюсов, язык java может похвастаться широким охватом различных сфер программирования и, как следствие, наличием внушительной обвязки. Всё вышеперечисленное и повлияло на окончательный выбор языка java в качестве основной платформы разработки </text:span><text:span text:style-name="T40">учебной системы</text:span><text:span text:style-name="T130">.</text:span></text:p>
      <text:h text:style-name="Heading_20_3" text:outline-level="3"><text:bookmark-start text:name="__RefHeading___Toc969_2256393911"/>2.1.2 Поддержка<text:bookmark-end text:name="__RefHeading___Toc969_2256393911"/></text:h>
      <text:h text:style-name="Heading_20_3" text:outline-level="3"><text:bookmark-start text:name="__RefHeading___Toc971_2256393911"/>2.1.3 Расширяемость<text:bookmark-end text:name="__RefHeading___Toc971_2256393911"/></text:h>
      <text:p text:style-name="P82">При планировании реализации <text:span text:style-name="T9">учебной системы</text:span><text:span text:style-name="T47"> была заложена ключевая идея — разнесение логики составления </text:span><text:span text:style-name="T9">запроса</text:span><text:span text:style-name="T47"> и логики по его обработке. </text:span><text:span text:style-name="T85">Обуславливается такое решение нежеланием принуждать пользователя изучать конкретный язык программирования (Java) для изучения принципов работы команд и операторов SQL и тренировки в построении планов запросов. </text:span></text:p>
      <text:p text:style-name="P82"><text:span text:style-name="T41">Клиент системы</text:span><text:span text:style-name="T85">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41">запросов)</text:span><text:span text:style-name="T85"> происходит посредством </text:span><text:span text:style-name="T41">программного канала</text:span><text:span text:style-name="T86">.</text:span></text:p>
      <text:p text:style-name="P85"><text:span text:style-name="T86">И</text:span><text:span text:style-name="T47">ными словами, в заложена ключевая точка интеграции, определяющая интерфейс взаимодействия с </text:span><text:span text:style-name="T9">учебной системой</text:span><text:span text:style-name="T47">.</text:span></text:p>
      <text:h text:style-name="P73" text:outline-level="3"><text:bookmark-start text:name="__RefHeading___Toc980_22563939111"/><text:span text:style-name="T74">2.</text:span><text:span text:style-name="T75">1</text:span><text:span text:style-name="T74">.</text:span><text:span text:style-name="T75">4</text:span><text:span text:style-name="T74"> </text:span><text:span text:style-name="T75">Развертывание системы</text:span><text:bookmark-end text:name="__RefHeading___Toc980_22563939111"/></text:h>
      <text:p text:style-name="P51"><text:span text:style-name="T47">При подходе, когда </text:span><text:span text:style-name="T9">клиент системы</text:span><text:span text:style-name="T47">, и сама система реализованы на разных языках программирования, довольно остро встает вопрос развертывания системы на клиентских устройствах. Для работы клиента необходимо одно программное окружение, для работы самой </text:span><text:span text:style-name="T9">учебной системы</text:span><text:span text:style-name="T47"> — другое, помимо всего прочего еще должен быть установлен сервер базы данных (также, необходимо дать возможность удобно </text:span><text:soft-page-break/><text:span text:style-name="T47">конфигурировать сами таблицы реляционных данных</text:span><text:span text:style-name="T76">: например, </text:span><text:span text:style-name="T47">путем загрузки образа </text:span><text:span text:style-name="T76">в</text:span><text:span text:style-name="T47"> баз</text:span><text:span text:style-name="T76">у данных</text:span><text:span text:style-name="T47">). </text:span></text:p>
      <text:p text:style-name="P52">Для решения этой задачи предлагается использовать решение контейнеризации программного обеспечения, <text:span text:style-name="T130">такое как</text:span> Docker. <text:span text:style-name="T130">Оно</text:span> позволит <text:s text:c="2"/>упаковать у<text:span text:style-name="T9">чебную систему</text:span> и базу данных в контейнер. <text:span text:style-name="T130">К</text:span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форвардинг портов для возможности вызова клиента из вне контейнера. </text:p>
      <text:p text:style-name="P52">Предложенный подход развертывания позволит <text:span text:style-name="T116">скрыть от конечного пользователя</text:span> большую часть <text:span text:style-name="T116">реализации и упростить интерфейс взаимодействия с </text:span><text:span text:style-name="T31">учебной системой</text:span><text:span text:style-name="T116">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71" text:outline-level="2"><text:bookmark-start text:name="__RefHeading___Toc978_2256393911"/>2.2 Архитектура<text:bookmark-end text:name="__RefHeading___Toc978_2256393911"/></text:h>
      <text:p text:style-name="P50">Глобально система состоит из трех модулей: модуль работы с базой данных, модуль обработки <text:span text:style-name="T9">запросов</text:span><text:span text:style-name="T47"> и модуль отвечающий за сериализацию/десериализацию. Планируется, что систему можно интегрировать с любым </text:span><text:span text:style-name="T9">клиентом </text:span><text:span text:style-name="T30">системы</text:span><text:span text:style-name="T74">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Heading_20_3" text:outline-level="3"><text:bookmark-start text:name="__RefHeading___Toc980_2256393911"/>2.2.1 Концептуальное представление <text:span text:style-name="T115">модуля обработки</text:span><text:bookmark-end text:name="__RefHeading___Toc980_2256393911"/></text:h>
      <text:p text:style-name="P55"><text:tab/>Каждая операция по обработке реляционных данных переводит данные из начального состояния (таблица 1) в некоторое другое состояние (таблица 2). Такое упрощение позволяет выделить единый интерфейс, который будет реализовываться каждой <text:span text:style-name="T9">операцией над данными</text:span><text:span text:style-name="T47">. </text:span><text:span text:style-name="T78">В дополнение, если входной и выходной тип данных (таблица) для каждой из определенных операций одинаков, </text:span><text:span text:style-name="T33">операции над данными</text:span><text:span text:style-name="T78"> можно связывать в любой последовательности (практически в любой: любая последовательность операций должна начинаться с операции «From», так как она формирует изначальную таблицу), а это как раз и требуется при создании </text:span><text:span text:style-name="T33">учебного инструмента</text:span><text:span text:style-name="T78"> по </text:span><text:span text:style-name="T86">оцениванию </text:span><text:span text:style-name="T78">планов </text:span><text:span text:style-name="T86">SQL </text:span><text:span text:style-name="T78">запросов.</text:span></text:p>
      <text:p text:style-name="P55"><text:span text:style-name="T78"><text:tab/></text:span><text:span text:style-name="T86">В</text:span><text:span text:style-name="T78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</text:span><text:span text:style-name="T33">запроса</text:span><text:span text:style-name="T78">.</text:span></text:p>
      <text:h text:style-name="Heading_20_3" text:outline-level="3"><text:bookmark-start text:name="__RefHeading___Toc982_2256393911"/>2.2.<text:span text:style-name="T114">2</text:span> Чтение данных<text:bookmark-end text:name="__RefHeading___Toc982_2256393911"/></text:h>
      <text:p text:style-name="P53"><text:span text:style-name="T116">Чтение данных происходит из сервера базы данных при запуске </text:span><text:span text:style-name="T31">учебной системы</text:span><text:span text:style-name="T116">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131">при использовании соответствующего драйвера</text:span><text:span text:style-name="T116">. </text:span></text:p>
      <text:p text:style-name="P54">Изначально происходит лишь чтение заголовков таблиц, а также некоторой сопутствующей метаинформации (типов данных, индексов, объем таблиц). Сами данные таблиц на этом этапе не считываются. Из заголовков и метаинформации строится отображение данных в оперативную память (п 2.2.3). </text:p>
      <text:p text:style-name="P54"><text:soft-page-break/>Данные из базы запрашиваются <text:span text:style-name="T9">лениво</text:span>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<text:span text:style-name="T9">учебной систем</text:span><text:span text:style-name="T32">ы</text:span><text:span text:style-name="T77">, а чтение данных группами предотвратит излишнее клиент-серверное взаимодействие между </text:span><text:span text:style-name="T32">учебной системой</text:span><text:span text:style-name="T77"> и сервером баз данных.</text:span></text:p>
      <text:h text:style-name="Heading_20_3" text:outline-level="3"><text:bookmark-start text:name="__RefHeading___Toc984_2256393911"/>2.2.<text:span text:style-name="T114">3</text:span> Структуры отображения данных<text:bookmark-end text:name="__RefHeading___Toc984_2256393911"/></text:h>
      <text:h text:style-name="Heading_20_4" text:outline-level="4"><text:bookmark-start text:name="__RefHeading___Toc1331_1340521475"/>2.2.3.1 Таблицы<text:bookmark-end text:name="__RefHeading___Toc1331_1340521475"/></text:h>
      <text:p text:style-name="P56">Основная структура отображения данных в оперативную память — таблица данных. Таблица данных бывает «простой»: в качестве основной структуры данных используется список, и «<text:span text:style-name="T9">ленивой</text:span>»: в качестве основной структуры данных используется «поток данных» (Java Stream Api). При чтении и в процессе обработки данных используется «<text:span text:style-name="T9">ленивая</text:span><text:span text:style-name="T47">»</text:span> реализация таблицы, при формировании результата (ответа <text:span text:style-name="T9">клиенту системы</text:span>) «<text:span text:style-name="T9">ленивая</text:span>» таблица модифицируется в «простую».</text:p>
      <text:p text:style-name="P56">Помимо данных таблицы содержат в себе информацию о наименовании колонок, <text:span text:style-name="T118">названии таблицы, а также о индексах.</text:span></text:p>
      <text:h text:style-name="Heading_20_4" text:outline-level="4"><text:bookmark-start text:name="__RefHeading___Toc1333_1340521475"/>2.2.3.2 Индексы<text:bookmark-end text:name="__RefHeading___Toc1333_1340521475"/></text:h>
      <text:p text:style-name="P23">Индекс<text:span text:style-name="T47">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</text:span>операции над данными<text:span text:style-name="T47">, создаваемая с целью повышения производительности поиска, фильтрации, выборки данных.</text:span></text:p>
      <text:p text:style-name="P57"><text:span text:style-name="T47">В </text:span><text:span text:style-name="T9">учебной системе</text:span><text:span text:style-name="T47"> есть несколько разновидностей индексов, каждая их которых организует ссылки на строки данных из таблиц по-своему: с использованием </text:span><text:span text:style-name="T9">хе</text:span><text:span text:style-name="T34">ш</text:span><text:span text:style-name="T9">-таблицы</text:span><text:span text:style-name="T47">, с использованием </text:span><text:span text:style-name="T12">дерева поиска</text:span><text:span text:style-name="T49">, с помощью </text:span><text:span text:style-name="T19">битовой карты</text:span><text:span text:style-name="T57">.</text:span></text:p>
      <text:h text:style-name="Heading_20_3" text:outline-level="3"><text:bookmark-start text:name="__RefHeading___Toc986_2256393911"/>2.2.<text:span text:style-name="T114">4</text:span> Библ<text:span text:style-name="T121">и</text:span>отеки<text:bookmark-end text:name="__RefHeading___Toc986_2256393911"/></text:h>
      <text:p text:style-name="P59">При реализации <text:span text:style-name="T9">учебной системы</text:span> использовались следующие библиотеки для языка программирования Java: </text:p>
      <text:list xml:id="list280326206" text:style-name="L1">
        <text:list-item>
          <text:p text:style-name="P76">JDBC <text:span text:style-name="T120">(postgresql-driver); lля подключения к серверу базы данных PostgreSql.</text:span></text:p>
        </text:list-item>
        <text:list-item>
          <text:p text:style-name="P77"><text:soft-page-break/>Apache commons (lang3, collections4); для использования готовых утилит по работе с коллекциями и др.</text:p>
        </text:list-item>
        <text:list-item>
          <text:p text:style-name="P77">Jackson (core, annotations, databind); для конфигурации схемы Data Transfer Object — объекта передачи данных.</text:p>
        </text:list-item>
        <text:list-item>
          <text:p text:style-name="P77">Junit (harmcrest-core, junit4); для фиксирования поведения <text:span text:style-name="T9">учебной системы</text:span> были написаны интеграционные тесты.</text:p>
        </text:list-item>
        <text:list-item>
          <text:p text:style-name="P77">Jsonscheme-generator-4, Slf4j; для генерации схемы JSON.</text:p>
        </text:list-item>
      </text:list>
      <text:h text:style-name="Heading_20_3" text:outline-level="3"><text:bookmark-start text:name="__RefHeading___Toc988_2256393911"/>2.2.<text:span text:style-name="T114">5</text:span> <text:span text:style-name="T119">Интерфейс взаимодействия с клиентом системы</text:span><text:bookmark-end text:name="__RefHeading___Toc988_2256393911"/></text:h>
      <text:p text:style-name="P58"><text:span text:style-name="T119">Взаимодействие между </text:span><text:span text:style-name="T34">клиентом системы</text:span><text:span text:style-name="T79"> и </text:span><text:span text:style-name="T34">учебной системы</text:span><text:span text:style-name="T79"> определяется схемой </text:span><text:span text:style-name="T80">JSON</text:span><text:span text:style-name="T79"> (JavaSctipt Object Notation) - объекта. Иными словами, определена схема объекта, и при вызове </text:span><text:span text:style-name="T34">учебного инструмента</text:span><text:span text:style-name="T79"> посредством программного канала происходит </text:span><text:span text:style-name="T80">процесс </text:span><text:span text:style-name="T35">десериализации</text:span><text:span text:style-name="T80"> объекта, после чего происходит процесс проверки полученного объекта на корректность с помощью определенной схемы JSON. Если объект корректен, он передается в обработчик </text:span><text:span text:style-name="T35">запроса,</text:span><text:span text:style-name="T80"> если нет — происходит исключительная ситуация. </text:span></text:p>
      <text:p text:style-name="P78">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h text:style-name="P71" text:outline-level="2"><text:bookmark-start text:name="__RefHeading___Toc990_2256393911"/>2.3 Операции над данными<text:bookmark-end text:name="__RefHeading___Toc990_2256393911"/></text:h>
      <text:h text:style-name="Heading_20_3" text:outline-level="3"><text:bookmark-start text:name="__RefHeading___Toc992_2256393911"/>2.3.1 Операции<text:bookmark-end text:name="__RefHeading___Toc992_2256393911"/></text:h>
      <text:h text:style-name="P71" text:outline-level="2"><text:bookmark-start text:name="__RefHeading___Toc957_2256393911"/>2.<text:span text:style-name="T114">4</text:span> Значения<text:bookmark-end text:name="__RefHeading___Toc957_2256393911"/></text:h>
      <text:p text:style-name="P60"><text:span text:style-name="T123">Учебный и</text:span>нструмент поддерживает небольшое подмножество типов данных <text:span text:style-name="T123">стандарта SQL</text:span>. Это связано иррелевантностью поддержки сложных типов данных <text:span text:style-name="T123">(</text:span><text:span text:style-name="T128">например </text:span><text:span text:style-name="T123">таких как blob или ts-vector) </text:span>в рамках обучающей системы.</text:p>
      <text:p text:style-name="P61"><text:span text:style-name="T9">Значения</text:span> задаются пользователем и являются частью выражений, а также из <text:span text:style-name="T9">значений</text:span> состоят <text:span text:style-name="T9">строки данных</text:span><text:span text:style-name="T47">, формирующие </text:span><text:span text:style-name="T84">наполнение</text:span><text:span text:style-name="T47"> </text:span><text:span text:style-name="T9">таблиц</text:span><text:span text:style-name="T47">. </text:span><text:span text:style-name="T9">Значение</text:span><text:span text:style-name="T47"> — интерфейс, реализуемый конкретными типами. Благодаря </text:span><text:span text:style-name="T84">выделению</text:span><text:span text:style-name="T47"> данного интерфейса (а именно конкретизации </text:span><text:span text:style-name="T84">определенного</text:span><text:span text:style-name="T47"> подмножества </text:span><text:span text:style-name="T84">интерфейса «</text:span><text:span text:style-name="T39">выражение</text:span><text:span text:style-name="T84">»</text:span><text:span text:style-name="T47">) удалось упростить логику обработки и организации данных: в </text:span><text:span text:style-name="T9">таблицах</text:span><text:span text:style-name="T47"> присутствуют исключительно данные, а не <text:s/>логические, арифметические и другие операции над ними.</text:span></text:p>
      <text:h text:style-name="Heading_20_3" text:outline-level="3"><text:bookmark-start text:name="__RefHeading___Toc994_2256393911"/>2.<text:span text:style-name="T114">4</text:span>.1 Типы данных<text:bookmark-end text:name="__RefHeading___Toc994_2256393911"/></text:h>
      <text:p text:style-name="P61">Типы данных представлены в <text:span text:style-name="T9">учебной системе</text:span> в виде оберток над примитивными или составными типами данных языка Java. <text:span text:style-name="T124">Обертки необходимы так как они позволяют модифицировать поведение типов (что довольно удобно, </text:span><text:span text:style-name="T125">это </text:span><text:span text:style-name="T124">позволяет декомпозировать логику взаимодействия и <text:s/></text:span><text:span text:style-name="T128">следовать</text:span><text:span text:style-name="T124"> принципам </text:span><text:span text:style-name="T36">объектно ориентированного подхода программирования</text:span><text:span text:style-name="T124">). </text:span><text:span text:style-name="T125">Кроме того, именно наличие оберток позволило унаследовать поведение интерфейса «</text:span><text:span text:style-name="T37">значение</text:span><text:span text:style-name="T81">» (так как нет возможности модифицировать встроенные в язык типы данных).</text:span></text:p>
      <text:p text:style-name="P62"><text:span text:style-name="T47">Поддерживаемые </text:span><text:span text:style-name="T9">учебной системой</text:span><text:span text:style-name="T47"> типы данных:</text:span></text:p>
      <text:list xml:id="list2134729498" text:style-name="L2">
        <text:list-item>
          <text:p text:style-name="P79">NullValue</text:p>
        </text:list-item>
        <text:list-item>
          <text:p text:style-name="P79">BooleanValue</text:p>
        </text:list-item>
        <text:list-item>
          <text:p text:style-name="P79">StringValue</text:p>
        </text:list-item>
        <text:list-item>
          <text:p text:style-name="P79">IntegerNumber</text:p>
        </text:list-item>
        <text:list-item>
          <text:p text:style-name="P79">LongNumber</text:p>
        </text:list-item>
        <text:list-item>
          <text:p text:style-name="P79">FloatNumber</text:p>
        </text:list-item>
        <text:list-item>
          <text:p text:style-name="P79">DoubleNumber</text:p>
        </text:list-item>
        <text:list-item>
          <text:p text:style-name="P79">BigDecimalNumber</text:p>
        </text:list-item>
        <text:list-item>
          <text:p text:style-name="P79">TimestampValue</text:p>
        </text:list-item>
      </text:list>
      <text:h text:style-name="Heading_20_3" text:outline-level="3"><text:bookmark-start text:name="__RefHeading___Toc996_2256393911"/><text:soft-page-break/>2.<text:span text:style-name="T114">4</text:span>.2 Полиморфизм типов<text:bookmark-end text:name="__RefHeading___Toc996_2256393911"/></text:h>
      <text:p text:style-name="P63">Над каждым типов данных задано конкретное множество операций <text:span text:style-name="T126">(есть ряд </text:span><text:span text:style-name="T38">операторов</text:span><text:span text:style-name="T82">, применимых только к определенным типам данных</text:span><text:span text:style-name="T83">:</text:span><text:span text:style-name="T82"> </text:span><text:span text:style-name="T83">н</text:span><text:span text:style-name="T82">апример </text:span><text:span text:style-name="T38">оператор</text:span><text:span text:style-name="T82"> «like» может быть применен только к строковым </text:span><text:span text:style-name="T38">значениям</text:span><text:span text:style-name="T126">)</text:span>. Тип операции задается соответствующим <text:span text:style-name="T9">оператором</text:span><text:span text:style-name="T47">. </text:span><text:span text:style-name="T9">Операторы</text:span><text:span text:style-name="T47"> делятся на две группы по типу: логические и арифметические, и на три группы по арности: унарные, бинарные и тернарные.</text:span></text:p>
      <text:p text:style-name="P64">Для корректной <text:span text:style-name="T127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127">механизм </text:span>полиморфизм<text:span text:style-name="T127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71" text:outline-level="2"><text:bookmark-start text:name="__RefHeading___Toc683_196251381"/><text:span text:style-name="T8">2.</text:span><text:span text:style-name="T114">5</text:span><text:span text:style-name="T8"> </text:span>Выражение<text:bookmark-end text:name="__RefHeading___Toc683_196251381"/></text:h>
      <text:p text:style-name="P33"><text:span text:style-name="T12">Выражение</text:span> — <text:span text:style-name="T95">одна из ключевых частей формирования запроса. Оно используется при задании некоторых </text:span><text:span text:style-name="T21">операций над </text:span><text:span text:style-name="T26">данными</text:span><text:span text:style-name="T95">, а именно, как часть </text:span><text:span text:style-name="T63">операции </text:span><text:span text:style-name="T95">фильтрации (Where) и как часть </text:span><text:span text:style-name="T63">операции</text:span><text:span text:style-name="T95"> соединения данных (Join). </text:span></text:p>
      <text:p text:style-name="P33"><text:span text:style-name="T13">Выражение</text:span><text:span text:style-name="T50"> позволяет описывать как именно необходимо манипулировать </text:span><text:span text:style-name="T13">строками данных</text:span><text:span text:style-name="T50">: корректно заданное </text:span><text:span text:style-name="T13">выражение</text:span><text:span text:style-name="T50"> позволяет ответить на вопрос: «</text:span><text:span text:style-name="T51">Подходит ли текущая строка по заданному условию?</text:span><text:span text:style-name="T50">». </text:span><text:span text:style-name="T51">Иными словами, корректное выражение </text:span><text:span text:style-name="T53">в результате</text:span><text:span text:style-name="T51"> </text:span><text:span text:style-name="T53">процесса </text:span><text:span text:style-name="T14">внедрения данных</text:span><text:span text:style-name="T53"> и процесса </text:span><text:span text:style-name="T14">просчета данных</text:span><text:span text:style-name="T53"> выдает </text:span><text:span text:style-name="T14">значение</text:span><text:span text:style-name="T53"> типа BooleanValue.</text:span></text:p>
      <text:p text:style-name="P34"><text:span text:style-name="T14">В</text:span><text:span text:style-name="T12">ыражение</text:span><text:span text:style-name="T49">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</text:span><text:span text:style-name="T12">выражением</text:span><text:span text:style-name="T49">. Узлы дерева строго типизированы и представляют из себя либо операции над </text:span><text:span text:style-name="T12">выражениями</text:span><text:span text:style-name="T49">, либо непосредственно </text:span><text:span text:style-name="T12">значения</text:span><text:span text:style-name="T49"> (списки значений), либо </text:span><text:span text:style-name="T12">подзапросы</text:span><text:span text:style-name="T49">. </text:span></text:p>
      <text:p text:style-name="P35"><text:span text:style-name="T49">Выражение с точки зрения реализации — интерфейс, у которого есть несколько реализаций: </text:span><text:span text:style-name="T15">значение</text:span><text:span text:style-name="T55">, унарная операция, бинарная операция, тернарная операция, список значений, подтаблица (обертка, хранящая в себе </text:span><text:span text:style-name="T18">подзапрос</text:span><text:span text:style-name="T55">, необходимая для корректной манипуляции с выражением). Такая иерархия структур данных позволяет задавать в строго типизированным виде </text:span><text:span text:style-name="T15">выражения</text:span><text:span text:style-name="T55"> любой сложности и </text:span><text:span text:style-name="T56">напоминает</text:span><text:span text:style-name="T55"> </text:span><text:span text:style-name="T56">способ </text:span><text:span text:style-name="T58">представления </text:span><text:span text:style-name="T56">выражений в промышленных реализациях стандарта SQL.</text:span></text:p>
      <text:h text:style-name="Heading_20_3" text:outline-level="3"><text:bookmark-start text:name="__RefHeading___Toc273_3727507447"/>2.<text:span text:style-name="T114">5</text:span>.1 Обработка выражений<text:bookmark-end text:name="__RefHeading___Toc273_3727507447"/></text:h>
      <text:p text:style-name="P36">Обработка <text:span text:style-name="T9">выражений</text:span><text:span text:style-name="T47"> происходит в процессе обработки соответствующей </text:span><text:span text:style-name="T20">операции </text:span><text:span text:style-name="T24">над данными</text:span><text:span text:style-name="T64"> (к которым применимо </text:span><text:span text:style-name="T20">выражение</text:span><text:span text:style-name="T64">) и заключается в прохождении </text:span><text:span text:style-name="T65">четырех</text:span><text:span text:style-name="T64"> этапов: </text:span><text:span text:style-name="T65">проверки </text:span><text:span text:style-name="T22">выражения</text:span><text:span text:style-name="T65"> на корректность, проверки </text:span><text:span text:style-name="T22">выражения</text:span><text:span text:style-name="T65"> на зависимость от контекста, внедрении данных, просчет </text:span><text:span text:style-name="T22">выражения</text:span><text:span text:style-name="T65">. </text:span></text:p>
      <text:p text:style-name="P36"><text:span text:style-name="T65">Благодаря тому, что каждая часть </text:span><text:span text:style-name="T22">выражения</text:span><text:span text:style-name="T65"> (узел дерева) также является </text:span><text:span text:style-name="T22">выражением</text:span><text:span text:style-name="T65">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66">Данный шаблон позволяет удобно складывать операции на стек вызовов, а также откладывать выполнение некоторых операций </text:span><text:soft-page-break/><text:span text:style-name="T66">непосредственно до необходимости их просчета, что следует принципам ленивой обработки </text:span><text:span text:style-name="T23">выражений</text:span><text:span text:style-name="T66">. </text:span><text:span text:style-name="T23">Выражения</text:span><text:span text:style-name="T66"> обрабатываются </text:span><text:span text:style-name="T23">лениво</text:span><text:span text:style-name="T66">.</text:span></text:p>
      <text:h text:style-name="Heading_20_4" text:outline-level="4"><text:bookmark-start text:name="__RefHeading___Toc273_37275074471"/><text:span text:style-name="T66">2.</text:span><text:span text:style-name="T73">5</text:span><text:span text:style-name="T66">.1</text:span><text:span text:style-name="T67">.1</text:span><text:span text:style-name="T66"> </text:span><text:span text:style-name="T67">Проверка на корректность</text:span><text:bookmark-end text:name="__RefHeading___Toc273_37275074471"/></text:h>
      <text:p text:style-name="P42"><text:span text:style-name="T47">На первом этапе обработки </text:span><text:span text:style-name="T9">выражения</text:span><text:span text:style-name="T47"> происходит проверка на корректность. Она заключается в определении типа данных, который будет получен после </text:span><text:span text:style-name="T9">просчета выражения</text:span><text:span text:style-name="T47"> </text:span><text:span text:style-name="T68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87">данных</text:span><text:span text:style-name="T68">) </text:span><text:span text:style-name="T47">и в выявлении несоответствия типов </text:span><text:span text:style-name="T9">значений</text:span><text:span text:style-name="T47">, <text:s/></text:span><text:span text:style-name="T9">операторов</text:span><text:span text:style-name="T47"> </text:span><text:span text:style-name="T68">и</text:span><text:span text:style-name="T47"> </text:span><text:span text:style-name="T25">операций</text:span><text:span text:style-name="T68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74" text:outline-level="4"><text:bookmark-start text:name="__RefHeading___Toc273_372750744711"/><text:span text:style-name="T66">2.</text:span><text:span text:style-name="T73">5</text:span><text:span text:style-name="T66">.1</text:span><text:span text:style-name="T67">.2</text:span><text:span text:style-name="T66"> </text:span><text:span text:style-name="T67">Проверка на зависимость от контекста</text:span><text:bookmark-end text:name="__RefHeading___Toc273_372750744711"/></text:h>
      <text:p text:style-name="P44"><text:span text:style-name="T24">В</text:span><text:span text:style-name="T9">ыражения</text:span><text:span text:style-name="T47"> разделяются на несколько видов в зависимости от их отношения к текущему контексту исполнения: </text:span><text:span text:style-name="T27">контекстно-свободные</text:span><text:span text:style-name="T69">, </text:span><text:span text:style-name="T27">контекстно-зависимые</text:span><text:span text:style-name="T69">, </text:span><text:span text:style-name="T27">свободные для контекста</text:span><text:span text:style-name="T69">. На данном этапе обработки выявляется, является ли </text:span><text:span text:style-name="T27">выражение</text:span><text:span text:style-name="T69"> </text:span><text:span text:style-name="T27">свободным для контекста</text:span><text:span text:style-name="T69">. Это позволяет сократить общее количество манипуляций и следовать принципам </text:span><text:span text:style-name="T27">ленивости</text:span><text:span text:style-name="T69">: в случае, если </text:span><text:span text:style-name="T27">выражение</text:span><text:span text:style-name="T69"> не зависит от текущего контекста (иными словами, является свободным для текущего контекста), его можно просчитать единожды, а не выполнять операцию </text:span><text:span text:style-name="T27">внедрения данных</text:span><text:span text:style-name="T69"> для каждой текущей </text:span><text:span text:style-name="T27">стоки данных</text:span><text:span text:style-name="T69">. </text:span></text:p>
      <text:h text:style-name="P74" text:outline-level="4"><text:bookmark-start text:name="__RefHeading___Toc273_3727507447111"/><text:span text:style-name="T66">2.</text:span><text:span text:style-name="T73">5</text:span><text:span text:style-name="T66">.1</text:span><text:span text:style-name="T67">.3</text:span><text:span text:style-name="T66"> </text:span><text:span text:style-name="T67">Внедрение данных</text:span><text:bookmark-end text:name="__RefHeading___Toc273_3727507447111"/></text:h>
      <text:p text:style-name="P45"><text:span text:style-name="T24">В</text:span><text:span text:style-name="T9">недрение данных</text:span><text:span text:style-name="T47"> — это операция по подстановке </text:span><text:span text:style-name="T9">значений</text:span><text:span text:style-name="T47"> в специально-отведенные места в выражениях (</text:span><text:span text:style-name="T71">указывающие</text:span><text:span text:style-name="T47"> на конкретн</text:span><text:span text:style-name="T71">ые</text:span><text:span text:style-name="T47"> колонк</text:span><text:span text:style-name="T71">и</text:span><text:span text:style-name="T47"> данных). Операция внедрения данных необходима только для <text:s/></text:span><text:span text:style-name="T27">контекстно-зависимы</text:span><text:span text:style-name="T9">х</text:span><text:span text:style-name="T47"> </text:span><text:span text:style-name="T9">выражений</text:span><text:span text:style-name="T47">.</text:span></text:p>
      <text:h text:style-name="P74" text:outline-level="4"><text:bookmark-start text:name="__RefHeading___Toc273_37275074471111"/><text:span text:style-name="T66">2.</text:span><text:span text:style-name="T73">5</text:span><text:span text:style-name="T66">.1</text:span><text:span text:style-name="T67">.4</text:span><text:span text:style-name="T66"> </text:span><text:span text:style-name="T67">Вычисление выражени</text:span><text:span text:style-name="T72">й</text:span><text:bookmark-end text:name="__RefHeading___Toc273_37275074471111"/></text:h>
      <text:p text:style-name="P48"><text:span text:style-name="T29">П</text:span><text:span text:style-name="T9">росчет выражения</text:span><text:span text:style-name="T47">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</text:span><text:span text:style-name="T9">контекстно-свободных выражений</text:span><text:span text:style-name="T47"> (исходя из определения) и после стадии </text:span><text:span text:style-name="T9">внедрения данных</text:span><text:span text:style-name="T47"> для </text:span><text:span text:style-name="T9">контекстно-зависимых выражений</text:span><text:span text:style-name="T47">. </text:span></text:p>
      <text:p text:style-name="P39"/>
      <text:p text:style-name="P46"><text:soft-page-break/><text:span text:style-name="T67">В</text:span><text:span text:style-name="T47">се этапы обработки </text:span><text:span text:style-name="T9">выражений</text:span><text:span text:style-name="T47"> происходят посредством применения соответствующих реализаций «посетителей». Обработка происходит </text:span><text:span text:style-name="T9">рекурсивно</text:span><text:span text:style-name="T47">, </text:span><text:span text:style-name="T9">лениво</text:span><text:span text:style-name="T47"> и не </text:span><text:span text:style-name="T9">мутирует</text:span><text:span text:style-name="T47"> исходное пользовательское </text:span><text:span text:style-name="T9">выражение</text:span><text:span text:style-name="T47">.</text:span></text:p>
      <text:h text:style-name="Heading_20_3" text:outline-level="3"><text:bookmark-start text:name="__RefHeading___Toc273_372750744711111"/>2.<text:span text:style-name="T114">5</text:span>.2 Обработка под<text:span text:style-name="T113">з</text:span>апросов<text:bookmark-end text:name="__RefHeading___Toc273_372750744711111"/></text:h>
      <text:p text:style-name="P40">После обработки запросов</text:p>
      <text:h text:style-name="P71" text:outline-level="2"><text:bookmark-start text:name="__RefHeading___Toc998_2256393911"/>2.6 Индексирование данных<text:bookmark-end text:name="__RefHeading___Toc998_2256393911"/></text:h>
      <text:h text:style-name="P71" text:outline-level="2"><text:bookmark-start text:name="__RefHeading___Toc1000_2256393911"/>2.7 Ленивость<text:bookmark-end text:name="__RefHeading___Toc1000_2256393911"/></text:h>
      <text:p text:style-name="P49"/>
      <text:h text:style-name="P71" text:outline-level="2"><text:bookmark-start text:name="__RefHeading___Toc1002_2256393911"/>2.8 <text:span text:style-name="T122">К</text:span>еширование запросов<text:bookmark-end text:name="__RefHeading___Toc1002_2256393911"/></text:h>
      <text:h text:style-name="P71" text:outline-level="2"><text:bookmark-start text:name="__RefHeading___Toc1335_1340521475"/>2.9 Оценка сложности<text:bookmark-end text:name="__RefHeading___Toc1335_1340521475"/></text:h>
      <text:h text:style-name="P71" text:outline-level="2"><text:bookmark-start text:name="__RefHeading___Toc1701_770649681"/><text:span text:style-name="T132">2.10</text:span> Обработка ошибок пользователя<text:bookmark-end text:name="__RefHeading___Toc1701_770649681"/></text:h>
      <text:p text:style-name="P87">Наличие ошибок пользователя связано с тем, что большая часть операций в <text:span text:style-name="T9">учебной системе</text:span> проходит проверку на корректность только во время исполнения <text:span text:style-name="T9">запроса</text:span><text:span text:style-name="T47">, </text:span><text:span text:style-name="T90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34">неправильно задан </text:span><text:span text:style-name="T42">запрос</text:span>) или семантическими (например, каждый запрос/подзапрос должен начинаться с операции «From»).</text:p>
      <text:p text:style-name="P86">Ошибки обрабатываются стандартным механизмом ловли и пробрасывания <text:span text:style-name="T136">исключительных ситуаций</text:span> <text:span text:style-name="T136">языка Java. После выявления ошибки, в унифицированном виде формируется ответ для </text:span><text:span text:style-name="T44">клиента системы,</text:span><text:span text:style-name="T90"> с как можно более понятным описанием проблемы и (если это возможно) с предложением по решению сложившейся ситуации.</text:span></text:p>
      <text:h text:style-name="Heading_20_3" text:outline-level="3"><text:bookmark-start text:name="__RefHeading___Toc1775_770649681"/>2.10.1 Структурные ошибки<text:bookmark-end text:name="__RefHeading___Toc1775_770649681"/></text:h>
      <text:p text:style-name="P87">Структурные ошибки <text:span text:style-name="T134">(</text:span><text:span text:style-name="T88">неправильная структура json-объекта</text:span><text:span text:style-name="T134">) </text:span>в основном связаны с нарушением пользователем установленной модели представления данных: путем создания <text:span text:style-name="T9">клиентом системы</text:span><text:span text:style-name="T47"> неправильного объекта передачи данных. Такие ошибки </text:span><text:span text:style-name="T90">обнаружаются</text:span><text:span text:style-name="T88"> в момент десериализации объекта передачи данных </text:span><text:span text:style-name="T90">и построения внутренних моделей </text:span><text:span text:style-name="T44">учебной системы</text:span><text:span text:style-name="T90">, </text:span><text:span text:style-name="T88">еще до момента его обработки </text:span><text:span text:style-name="T44">запроса</text:span><text:span text:style-name="T88">.</text:span></text:p>
      <text:p text:style-name="P88"><text:span text:style-name="T88">П</text:span><text:span text:style-name="T47">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span></text:p>
      <text:h text:style-name="Heading_20_3" text:outline-level="3"><text:bookmark-start text:name="__RefHeading___Toc1777_770649681"/>2.10.2 <text:span text:style-name="T133">Семантические ошибки</text:span><text:bookmark-end text:name="__RefHeading___Toc1777_770649681"/></text:h>
      <text:p text:style-name="P89">Семантические ошибки — это ошибки связанные с конкретной предметной областью (sql запросами) <text:span text:style-name="T135">и выявляемые на этапе работы программы, зачастую зависящие от контекста </text:span><text:span text:style-name="T136">исполнения</text:span>.</text:p>
      <text:p text:style-name="P89"><text:span text:style-name="T135">Примеры подобных ошибок: операция соединения данных (join) таблиц с одинаковыми названиями — в таком случае появятся в контексте запроса колонки с одинаковыми именами, но принадлежащие разными таблицам (с точки зрения </text:span><text:span text:style-name="T43">учебной системы</text:span><text:span text:style-name="T89"> эти колонки неразличимы и такое состояние системы является некорректным. Для предотвращения подобной ситуации пользователю предлагается использовать операцию переименования</text:span><text:span text:style-name="T135">).</text:span></text:p>
      <text:p text:style-name="P88"><text:soft-page-break/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135">Такой подход не очень рациональный, поскольку, во-первых, таким способом удастся избежать только часть ошибок (не зависящих от контекста исполнения), а, во-вторых, приведет к ужасной, сложно поддерживаемой иерархии типов данных.</text:span></text:p>
      <text:h text:style-name="P70" text:outline-level="1"><text:bookmark-start text:name="__RefHeading___Toc1151_1458253492"/>ЗАКЛЮЧЕНИЕ<text:bookmark-end text:name="__RefHeading___Toc1151_1458253492"/></text:h>
      <text:p text:style-name="P11"/>
      <text:h text:style-name="P70" text:outline-level="1"><text:bookmark-start text:name="__RefHeading___Toc1153_1458253492"/>ИСТОЧНИКИ<text:bookmark-end text:name="__RefHeading___Toc1153_1458253492"/></text:h>
      <text:p text:style-name="P47">Документация Postgres</text:p>
      <text:p text:style-name="P47">Стандарт Sql</text:p>
      <text:p text:style-name="P47">Документация Java</text:p>
      <text:p text:style-name="P49">Документаци Java Stream api</text:p>
      <text:p text:style-name="P49">Документация Jackson</text:p>
      <text:p text:style-name="P49">Документация Apache Commons</text:p>
      <text:h text:style-name="P70" text:outline-level="1"><text:bookmark-start text:name="__RefHeading___Toc1155_1458253492"/>ГЛОССАРИЙ<text:bookmark-end text:name="__RefHeading___Toc1155_1458253492"/></text:h>
      <text:p text:style-name="Text_20_body"><text:span text:style-name="T59">Выражение</text:span> — древовидная структура, позволяющая задавать <text:span text:style-name="T9">значения</text:span>, <text:span text:style-name="T45">списки значений, </text:span><text:span text:style-name="T11">подзапросы</text:span><text:span text:style-name="T45">,</text:span> ар<text:span text:style-name="T91">и</text:span>фметические операции над <text:span text:style-name="T45">ними</text:span>, <text:span text:style-name="T45">а также </text:span>ссылаться на колонку(и) из <text:span text:style-name="T9">контекста выражения</text:span><text:span text:style-name="T47"> </text:span><text:span text:style-name="T48">или текущей обрабатываемой </text:span><text:span text:style-name="T10">строки данных</text:span><text:span text:style-name="T61">.</text:span></text:p>
      <text:p text:style-name="P20"><text:span text:style-name="T47">Контекстно-свободное выражение</text:span><text:span text:style-name="T49"> — </text:span><text:span text:style-name="T92">выражение</text:span><text:span text:style-name="T49">, в котором отсутствуют ссылки </text:span><text:span text:style-name="T52">как</text:span><text:span text:style-name="T49"> </text:span><text:span text:style-name="T52">на </text:span><text:span text:style-name="T92">контекст выражения</text:span><text:span text:style-name="T49">, </text:span><text:span text:style-name="T52">так и на текущую </text:span><text:span text:style-name="T93">строку данных</text:span><text:span text:style-name="T49"> (результат просчета такого </text:span><text:span text:style-name="T92">выражения</text:span><text:span text:style-name="T49"> не зависит от контекста).</text:span></text:p>
      <text:p text:style-name="P20"><text:span text:style-name="T47">Контекстно-зависимое выражение</text:span><text:span text:style-name="T49"> — </text:span><text:span text:style-name="T92">выражение</text:span><text:span text:style-name="T49">, в котором содержатся ссылки </text:span><text:span text:style-name="T52">либо</text:span><text:span text:style-name="T49"> на </text:span><text:span text:style-name="T92">контекст выражения</text:span><text:span text:style-name="T49">, </text:span><text:span text:style-name="T52">либо на текущую <text:s/></text:span><text:span text:style-name="T93">строку данных</text:span><text:span text:style-name="T49"> <text:s/>(результат просчета такого </text:span><text:span text:style-name="T92">выражения</text:span><text:span text:style-name="T49"> зависит от контекста и может быть получен лишь после процесса </text:span><text:span text:style-name="T92">внедрения данных</text:span><text:span text:style-name="T49">).</text:span></text:p>
      <text:p text:style-name="P21"><text:span text:style-name="T62">Свободное для к</text:span><text:span text:style-name="T47">онтекст</text:span><text:span text:style-name="T62">а</text:span><text:span text:style-name="T47"> выражение</text:span><text:span text:style-name="T49"> — </text:span><text:span text:style-name="T92">выражение</text:span><text:span text:style-name="T49">, в котором </text:span><text:span text:style-name="T52">не </text:span><text:span text:style-name="T49">содержатся ссылки </text:span><text:span text:style-name="T52">на текущую <text:s/></text:span><text:span text:style-name="T93">строку данных</text:span><text:span text:style-name="T49"> <text:s/>(результат просчета такого </text:span><text:span text:style-name="T92">выражения</text:span><text:span text:style-name="T49"> </text:span><text:span text:style-name="T52">не</text:span><text:span text:style-name="T49"> зависит от </text:span><text:span text:style-name="T52">текущего </text:span><text:span text:style-name="T49">контекста, </text:span><text:span text:style-name="T52">но может зависеть от внешнего </text:span><text:span text:style-name="T54">или внутреннего</text:span><text:span text:style-name="T52"> контекста</text:span><text:span text:style-name="T49"> и может быть получен лишь после процесса внедрения данных).</text:span></text:p>
      <text:p text:style-name="P19"><text:span text:style-name="T47">Знач</text:span><text:span text:style-name="T63">е</text:span><text:span text:style-name="T47">ние</text:span><text:span text:style-name="T49"> — </text:span><text:span text:style-name="T50">экземпляр одного из поддерживаемых типов данных.</text:span></text:p>
      <text:p text:style-name="P16"><text:span text:style-name="T59">Контекст выражения</text:span> — <text:span text:style-name="T10">строка данных</text:span><text:span text:style-name="T46">, являющаяся контекстом для </text:span><text:span text:style-name="T91">выражения </text:span><text:span text:style-name="T112">(контекст ограничен рамками </text:span><text:span text:style-name="T28">запроса</text:span><text:span text:style-name="T70"> и/или </text:span><text:span text:style-name="T28">подзапроса</text:span><text:span text:style-name="T112">)</text:span><text:span text:style-name="T46">.</text:span> </text:p>
      <text:p text:style-name="P17"><text:span text:style-name="T59">Строка данных</text:span> — коллекция данных отображающая <text:span text:style-name="T91">з</text:span>апись в реляционной базе данных.</text:p>
      <text:p text:style-name="P18"><text:span text:style-name="T59">Подзапрос</text:span><text:span text:style-name="T47"> </text:span><text:span text:style-name="T78">(план подзапроса) </text:span>— последовательность операций над данными, задающаяся в рамках <text:span text:style-name="T9">выражения</text:span> и обладающая контекстом.</text:p>
      <text:p text:style-name="P18"><text:span text:style-name="T59">Запрос</text:span> <text:span text:style-name="T117">(план запроса)</text:span>— последовательность операций над <text:span text:style-name="T9">данными</text:span>.</text:p>
      <text:p text:style-name="P18"><text:span text:style-name="T59">Данные</text:span> — <text:span text:style-name="T96">поток</text:span> <text:span text:style-name="T9">строк данных</text:span>, <text:span text:style-name="T96">отображающий</text:span> множество данных из реляционной базы.</text:p>
      <text:p text:style-name="P24"><text:span text:style-name="T59">Внедрение данных</text:span> — процесс подстановки <text:span text:style-name="T9">значений</text:span> из текущей обрабатываемой <text:span text:style-name="T9">строки данных</text:span><text:span text:style-name="T47">, а также</text:span> из <text:span text:style-name="T9">контекста выражения</text:span> в <text:span text:style-name="T9">выражение</text:span>.</text:p>
      <text:p text:style-name="P22"><text:span text:style-name="T59">Просчет выражения</text:span><text:span text:style-name="T47"> — процесс обхода дерева </text:span>выражения<text:span text:style-name="T47">, в результате которого будет получено </text:span>значение<text:span text:style-name="T47">.</text:span></text:p>
      <text:p text:style-name="P37"><text:soft-page-break/>Операция <text:span text:style-name="T111">над данными</text:span><text:span text:style-name="T92"> — команда обработки </text:span><text:span text:style-name="T12">данных</text:span><text:span text:style-name="T92">, производимая над </text:span><text:span text:style-name="T12">таблицей данных</text:span><text:span text:style-name="T92"> (набор </text:span><text:span text:style-name="T12">операций </text:span><text:span text:style-name="T17">над данными</text:span><text:span text:style-name="T92"> конечен. </text:span><text:span text:style-name="T94">Каждая из </text:span><text:span text:style-name="T16">операций </text:span><text:span text:style-name="T17">над данными</text:span><text:span text:style-name="T94"> либо является аналогом операции выборки, фильтрации, агрегации данными из стандарта SQL, либо расширяет возможности по манипуляции данными</text:span><text:span text:style-name="T92">).</text:span></text:p>
      <text:p text:style-name="P37">Таблица данных<text:span text:style-name="T92"> — внутренняя структура, инкапсулирующая </text:span><text:span text:style-name="T12">данные</text:span><text:span text:style-name="T92">, коллекцию заголовков колонок, </text:span><text:span text:style-name="T12">индексы</text:span><text:span text:style-name="T92"> и метаинформацию.</text:span></text:p>
      <text:p text:style-name="P38">Индекс<text:span text:style-name="T92"> — структура данных, применимая к </text:span><text:span text:style-name="T12">таблице данных,</text:span><text:span text:style-name="T92"> влияющая на сложность исполнения последующих </text:span><text:span text:style-name="T12">операций</text:span><text:span text:style-name="T92"> над </text:span><text:span text:style-name="T12">данными</text:span><text:span text:style-name="T92">.</text:span></text:p>
      <text:p text:style-name="P41"><text:span text:style-name="T60">Ленивые вычислени</text:span><text:span text:style-name="T104">я</text:span><text:span text:style-name="T99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43"><text:span text:style-name="T104">О</text:span><text:span text:style-name="T103">перация над выражением</text:span><text:span text:style-name="T98"> — элемент списка (унарная операция, бинарная операция, тернарная операция), задающийся </text:span><text:span text:style-name="T109">оператором</text:span><text:span text:style-name="T98"> и соответствующим числом параметров-</text:span><text:span text:style-name="T109">выражений</text:span><text:span text:style-name="T98">.</text:span></text:p>
      <text:p text:style-name="P25"><text:span text:style-name="T105">О</text:span><text:span text:style-name="T97">ператор —</text:span><text:span text:style-name="T98"> элемент перечисления (and, between, exists, not, in, or, is null, like, equals, not equals, grater or equals, less or equals, grater, less, plus, minus, multiply, division, mod), </text:span><text:span text:style-name="T100">применимый к определенному подмножеству </text:span><text:span text:style-name="T110">значений</text:span><text:span text:style-name="T100"> и используемый в определенном подмножестве </text:span><text:span text:style-name="T110">операций над выражениями</text:span><text:span text:style-name="T100">.</text:span></text:p>
      <text:p text:style-name="P26"><text:span text:style-name="T106">Р</text:span><text:span text:style-name="T97">екурсия</text:span><text:span text:style-name="T98"> — термин в программировании, означающий вызов функцией самой себя.</text:span></text:p>
      <text:p text:style-name="P26"><text:span text:style-name="T97">Мутация</text:span><text:span text:style-name="T98"> - термин в программировании, означающий изменение состояния объекта посредством определенного интерфейса взаимодействия.</text:span></text:p>
      <text:p text:style-name="P27"><text:span text:style-name="T97">Клиент системы</text:span><text:span text:style-name="T98"> — </text:span><text:span text:style-name="T101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выделенный интерфейс взаимодействия.</text:span></text:p>
      <text:p text:style-name="P28"><text:span text:style-name="T107">У</text:span><text:span text:style-name="T97">чебная система</text:span><text:span text:style-name="T98"> (учебный инструмент) — программа, </text:span><text:span text:style-name="T102">о разработке которой идет речь.</text:span></text:p>
      <text:p text:style-name="P29"><text:span text:style-name="T108">И</text:span><text:span text:style-name="T97">ндекс</text:span><text:span text:style-name="T98"> — объект, создаваемый с целью повышения производительности, поиска, фильтрации, выборки данных.</text:span></text:p>
      <text:p text:style-name="P30"><text:soft-page-break/><text:span text:style-name="T97">Хеш-таблица</text:span><text:span text:style-name="T98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30"><text:span text:style-name="T97">Дерево поиска</text:span><text:span text:style-name="T98"> — структура данных для работы с упорядоченным множеством.</text:span></text:p>
      <text:p text:style-name="P31"><text:span text:style-name="T97">Битовая карта</text:span><text:span text:style-name="T98"> — набор последовательно записанных двоичных разделов, то есть последовательность битов.</text:span></text:p>
      <text:p text:style-name="P31"><text:span text:style-name="T97">Сериализация</text:span><text:span text:style-name="T98"> — процесс перевода структуры данных в последовательность байтов.</text:span></text:p>
      <text:p text:style-name="P31"><text:span text:style-name="T97">Десериализация</text:span><text:span text:style-name="T98"> — создание структуры данных из байтовой последовательности.</text:span></text:p>
      <text:p text:style-name="P32"><text:span text:style-name="T97">Объектно ориентированный подход в программировании</text:span><text:span text:style-name="T98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83"><text:span text:style-name="T97">Полиморфизм</text:span><text:span text:style-name="T98"> — способность функции обрабатывать данные разных типов.</text:span></text:p>
      <text:p text:style-name="P84"><text:span text:style-name="T97">Программный канал</text:span><text:span text:style-name="T98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80"/>
      <text:h text:style-name="P70" text:outline-level="1"><text:bookmark-start text:name="__RefHeading___Toc1157_1458253492"/>ПРИЛОЖЕНИЕ<text:bookmark-end text:name="__RefHeading___Toc1157_145825349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15%" fo:text-align="justify" style:justify-single-word="false" fo:text-indent="12.51mm" style:auto-text-indent="false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8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09T11:56:00.748917641</dc:date>
    <meta:editing-duration>PT1H38M10S</meta:editing-duration>
    <meta:editing-cycles>17</meta:editing-cycles>
    <meta:document-statistic meta:table-count="1" meta:image-count="0" meta:object-count="0" meta:page-count="28" meta:paragraph-count="204" meta:word-count="2837" meta:character-count="23027" meta:non-whitespace-character-count="20337"/>
  </office:meta>
</office:document-meta>
</file>